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7.49pt"/>
    </style:style>
    <style:style style:name="co4" style:family="table-column">
      <style:table-column-properties fo:break-before="auto" style:column-width="95.05pt"/>
    </style:style>
    <style:style style:name="co5" style:family="table-column">
      <style:table-column-properties fo:break-before="auto" style:column-width="89.4pt"/>
    </style:style>
    <style:style style:name="co6" style:family="table-column">
      <style:table-column-properties fo:break-before="auto" style:column-width="87.56pt"/>
    </style:style>
    <style:style style:name="co7" style:family="table-column">
      <style:table-column-properties fo:break-before="auto" style:column-width="78.8pt"/>
    </style:style>
    <style:style style:name="co8" style:family="table-column">
      <style:table-column-properties fo:break-before="auto" style:column-width="98.16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ext-properties style:font-name="ArialMT" fo:font-size="11pt" fo:language="en" fo:country="US" style:font-name-asian="ArialMT" style:font-size-asian="11pt" style:language-asian="en" style:country-asian="US" style:font-name-complex="ArialMT" style:font-size-complex="11pt" style:language-complex="en" style:country-complex="US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M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M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1pt" style:language-asian="en" style:country-asian="US" style:font-style-asian="normal" style:font-weight-asian="normal" style:font-name-complex="ArialMT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S sans serif" fo:font-size="11pt" fo:font-style="normal" fo:text-shadow="none" style:text-underline-style="none" fo:font-weight="normal" style:font-size-asian="11pt" style:font-style-asian="normal" style:font-weight-asian="normal" style:font-name-complex="MS sans serif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012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um_firms</text:p>
          </table:table-cell>
          <table:table-cell office:value-type="string" calcext:value-type="string">
            <text:p>M_firms</text:p>
          </table:table-cell>
          <table:table-cell office:value-type="string" calcext:value-type="string">
            <text:p>F_firms</text:p>
          </table:table-cell>
          <table:table-cell office:value-type="string" calcext:value-type="string">
            <text:p>MI_firms</text:p>
          </table:table-cell>
          <table:table-cell office:value-type="string" calcext:value-type="string">
            <text:p>NonMI_firms</text:p>
          </table:table-cell>
          <table:table-cell office:value-type="string" calcext:value-type="string">
            <text:p>Pop2012</text:p>
          </table:table-cell>
          <table:table-cell office:value-type="string" calcext:value-type="string">
            <text:p>Norm_Num_Firms</text:p>
          </table:table-cell>
          <table:table-cell office:value-type="string" calcext:value-type="string">
            <text:p>Norm_M_firms</text:p>
          </table:table-cell>
          <table:table-cell office:value-type="string" calcext:value-type="string">
            <text:p>Norm_F_firms</text:p>
          </table:table-cell>
          <table:table-cell office:value-type="string" calcext:value-type="string">
            <text:p>Norm_MI_firms</text:p>
          </table:table-cell>
          <table:table-cell office:value-type="string" calcext:value-type="string">
            <text:p>Norm_NonMI_firm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abama</text:p>
          </table:table-cell>
          <table:table-cell table:style-name="ce2" office:value-type="float" office:value="382350" calcext:value-type="float">
            <text:p>382350</text:p>
          </table:table-cell>
          <table:table-cell table:style-name="ce2" office:value-type="float" office:value="204661" calcext:value-type="float">
            <text:p>204661</text:p>
          </table:table-cell>
          <table:table-cell table:style-name="ce3" office:value-type="float" office:value="107467" calcext:value-type="float">
            <text:p>107467</text:p>
          </table:table-cell>
          <table:table-cell table:style-name="ce2" office:value-type="float" office:value="70538" calcext:value-type="float">
            <text:p>70538</text:p>
          </table:table-cell>
          <table:table-cell table:style-name="ce2" office:value-type="float" office:value="298292" calcext:value-type="float">
            <text:p>298292</text:p>
          </table:table-cell>
          <table:table-cell table:style-name="Default" office:value-type="float" office:value="4822023" calcext:value-type="float">
            <text:p>4822023</text:p>
          </table:table-cell>
          <table:table-cell table:formula="of:=SUM([.B2]/[.G2])*100" office:value-type="float" office:value="7.92924463446151" calcext:value-type="float">
            <text:p>7.9292446345</text:p>
          </table:table-cell>
          <table:table-cell table:formula="of:=SUM([.C2]/[.B2])*100" office:value-type="float" office:value="53.527134824114" calcext:value-type="float">
            <text:p>53.5271348241</text:p>
          </table:table-cell>
          <table:table-cell table:formula="of:=SUM([.D2]/[.B2])*100" office:value-type="float" office:value="28.1069700536158" calcext:value-type="float">
            <text:p>28.1069700536</text:p>
          </table:table-cell>
          <table:table-cell table:formula="of:=SUM([.E2]/[.B2])*100" office:value-type="float" office:value="18.4485419118609" calcext:value-type="float">
            <text:p>18.4485419119</text:p>
          </table:table-cell>
          <table:table-cell table:formula="of:=SUM([.F2]/[.B2])*100" office:value-type="float" office:value="78.0154308879299" calcext:value-type="float">
            <text:p>78.015430887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aska</text:p>
          </table:table-cell>
          <table:table-cell table:style-name="ce2" office:value-type="float" office:value="68728" calcext:value-type="float">
            <text:p>68728</text:p>
          </table:table-cell>
          <table:table-cell table:style-name="ce3" office:value-type="float" office:value="32491" calcext:value-type="float">
            <text:p>32491</text:p>
          </table:table-cell>
          <table:table-cell table:style-name="ce2" office:value-type="float" office:value="17830" calcext:value-type="float">
            <text:p>17830</text:p>
          </table:table-cell>
          <table:table-cell table:style-name="ce2" office:value-type="float" office:value="11746" calcext:value-type="float">
            <text:p>11746</text:p>
          </table:table-cell>
          <table:table-cell table:style-name="ce2" office:value-type="float" office:value="52359" calcext:value-type="float">
            <text:p>52359</text:p>
          </table:table-cell>
          <table:table-cell table:style-name="Default" office:value-type="float" office:value="731449" calcext:value-type="float">
            <text:p>731449</text:p>
          </table:table-cell>
          <table:table-cell table:formula="of:=SUM([.B3]/[.G3])*100" office:value-type="float" office:value="9.39614381863944" calcext:value-type="float">
            <text:p>9.3961438186</text:p>
          </table:table-cell>
          <table:table-cell table:formula="of:=SUM([.C3]/[.B3])*100" office:value-type="float" office:value="47.2747642882086" calcext:value-type="float">
            <text:p>47.2747642882</text:p>
          </table:table-cell>
          <table:table-cell table:formula="of:=SUM([.D3]/[.B3])*100" office:value-type="float" office:value="25.9428471656385" calcext:value-type="float">
            <text:p>25.9428471656</text:p>
          </table:table-cell>
          <table:table-cell table:formula="of:=SUM([.E3]/[.B3])*100" office:value-type="float" office:value="17.0905598882552" calcext:value-type="float">
            <text:p>17.0905598883</text:p>
          </table:table-cell>
          <table:table-cell table:formula="of:=SUM([.F3]/[.B3])*100" office:value-type="float" office:value="76.1829239902223" calcext:value-type="float">
            <text:p>76.18292399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izona</text:p>
          </table:table-cell>
          <table:table-cell table:style-name="ce3" office:value-type="float" office:value="491529" calcext:value-type="float">
            <text:p>491529</text:p>
          </table:table-cell>
          <table:table-cell table:style-name="ce3" office:value-type="float" office:value="219755" calcext:value-type="float">
            <text:p>219755</text:p>
          </table:table-cell>
          <table:table-cell table:style-name="ce3" office:value-type="float" office:value="138055" calcext:value-type="float">
            <text:p>138055</text:p>
          </table:table-cell>
          <table:table-cell table:style-name="ce3" office:value-type="float" office:value="85227" calcext:value-type="float">
            <text:p>85227</text:p>
          </table:table-cell>
          <table:table-cell table:style-name="ce3" office:value-type="float" office:value="372267" calcext:value-type="float">
            <text:p>372267</text:p>
          </table:table-cell>
          <table:table-cell table:style-name="Default" office:value-type="float" office:value="6553255" calcext:value-type="float">
            <text:p>6553255</text:p>
          </table:table-cell>
          <table:table-cell table:formula="of:=SUM([.B4]/[.G4])*100" office:value-type="float" office:value="7.50053217828392" calcext:value-type="float">
            <text:p>7.5005321783</text:p>
          </table:table-cell>
          <table:table-cell table:formula="of:=SUM([.C4]/[.B4])*100" office:value-type="float" office:value="44.7084505695493" calcext:value-type="float">
            <text:p>44.7084505695</text:p>
          </table:table-cell>
          <table:table-cell table:formula="of:=SUM([.D4]/[.B4])*100" office:value-type="float" office:value="28.0868473681105" calcext:value-type="float">
            <text:p>28.0868473681</text:p>
          </table:table-cell>
          <table:table-cell table:formula="of:=SUM([.E4]/[.B4])*100" office:value-type="float" office:value="17.3391600495596" calcext:value-type="float">
            <text:p>17.3391600496</text:p>
          </table:table-cell>
          <table:table-cell table:formula="of:=SUM([.F4]/[.B4])*100" office:value-type="float" office:value="75.7365282618116" calcext:value-type="float">
            <text:p>75.73652826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kansas</text:p>
          </table:table-cell>
          <table:table-cell table:style-name="ce3" office:value-type="float" office:value="238994" calcext:value-type="float">
            <text:p>238994</text:p>
          </table:table-cell>
          <table:table-cell table:style-name="ce3" office:value-type="float" office:value="115411" calcext:value-type="float">
            <text:p>115411</text:p>
          </table:table-cell>
          <table:table-cell table:style-name="ce3" office:value-type="float" office:value="58572" calcext:value-type="float">
            <text:p>58572</text:p>
          </table:table-cell>
          <table:table-cell table:style-name="ce3" office:value-type="float" office:value="23637" calcext:value-type="float">
            <text:p>23637</text:p>
          </table:table-cell>
          <table:table-cell table:style-name="ce3" office:value-type="float" office:value="204047" calcext:value-type="float">
            <text:p>204047</text:p>
          </table:table-cell>
          <table:table-cell table:style-name="Default" office:value-type="float" office:value="2949131" calcext:value-type="float">
            <text:p>2949131</text:p>
          </table:table-cell>
          <table:table-cell table:formula="of:=SUM([.B5]/[.G5])*100" office:value-type="float" office:value="8.10387873580387" calcext:value-type="float">
            <text:p>8.1038787358</text:p>
          </table:table-cell>
          <table:table-cell table:formula="of:=SUM([.C5]/[.B5])*100" office:value-type="float" office:value="48.2903336485435" calcext:value-type="float">
            <text:p>48.2903336485</text:p>
          </table:table-cell>
          <table:table-cell table:formula="of:=SUM([.D5]/[.B5])*100" office:value-type="float" office:value="24.5077282274869" calcext:value-type="float">
            <text:p>24.5077282275</text:p>
          </table:table-cell>
          <table:table-cell table:formula="of:=SUM([.E5]/[.B5])*100" office:value-type="float" office:value="9.89020644869746" calcext:value-type="float">
            <text:p>9.8902064487</text:p>
          </table:table-cell>
          <table:table-cell table:formula="of:=SUM([.F5]/[.B5])*100" office:value-type="float" office:value="85.3774571746571" calcext:value-type="float">
            <text:p>85.37745717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lifornia</text:p>
          </table:table-cell>
          <table:table-cell table:style-name="ce3" office:value-type="float" office:value="3425510" calcext:value-type="float">
            <text:p>3425510</text:p>
          </table:table-cell>
          <table:table-cell table:style-name="ce3" office:value-type="float" office:value="1685826" calcext:value-type="float">
            <text:p>1685826</text:p>
          </table:table-cell>
          <table:table-cell table:style-name="ce3" office:value-type="float" office:value="1039208" calcext:value-type="float">
            <text:p>1039208</text:p>
          </table:table-cell>
          <table:table-cell table:style-name="ce3" office:value-type="float" office:value="1220581" calcext:value-type="float">
            <text:p>1220581</text:p>
          </table:table-cell>
          <table:table-cell table:style-name="ce3" office:value-type="float" office:value="1995280" calcext:value-type="float">
            <text:p>1995280</text:p>
          </table:table-cell>
          <table:table-cell table:style-name="Default" office:value-type="float" office:value="38041430" calcext:value-type="float">
            <text:p>38041430</text:p>
          </table:table-cell>
          <table:table-cell table:formula="of:=SUM([.B6]/[.G6])*100" office:value-type="float" office:value="9.00468252639294" calcext:value-type="float">
            <text:p>9.0046825264</text:p>
          </table:table-cell>
          <table:table-cell table:formula="of:=SUM([.C6]/[.B6])*100" office:value-type="float" office:value="49.2138688837575" calcext:value-type="float">
            <text:p>49.2138688838</text:p>
          </table:table-cell>
          <table:table-cell table:formula="of:=SUM([.D6]/[.B6])*100" office:value-type="float" office:value="30.3373220337993" calcext:value-type="float">
            <text:p>30.3373220338</text:p>
          </table:table-cell>
          <table:table-cell table:formula="of:=SUM([.E6]/[.B6])*100" office:value-type="float" office:value="35.6320956587486" calcext:value-type="float">
            <text:p>35.6320956587</text:p>
          </table:table-cell>
          <table:table-cell table:formula="of:=SUM([.F6]/[.B6])*100" office:value-type="float" office:value="58.2476769882441" calcext:value-type="float">
            <text:p>58.24767698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lorado</text:p>
          </table:table-cell>
          <table:table-cell table:style-name="ce3" office:value-type="float" office:value="547770" calcext:value-type="float">
            <text:p>547770</text:p>
          </table:table-cell>
          <table:table-cell table:style-name="ce3" office:value-type="float" office:value="264270" calcext:value-type="float">
            <text:p>264270</text:p>
          </table:table-cell>
          <table:table-cell table:style-name="ce3" office:value-type="float" office:value="160102" calcext:value-type="float">
            <text:p>160102</text:p>
          </table:table-cell>
          <table:table-cell table:style-name="ce3" office:value-type="float" office:value="59647" calcext:value-type="float">
            <text:p>59647</text:p>
          </table:table-cell>
          <table:table-cell table:style-name="ce3" office:value-type="float" office:value="455065" calcext:value-type="float">
            <text:p>455065</text:p>
          </table:table-cell>
          <table:table-cell table:style-name="Default" office:value-type="float" office:value="5187582" calcext:value-type="float">
            <text:p>5187582</text:p>
          </table:table-cell>
          <table:table-cell table:formula="of:=SUM([.B7]/[.G7])*100" office:value-type="float" office:value="10.5592547741896" calcext:value-type="float">
            <text:p>10.5592547742</text:p>
          </table:table-cell>
          <table:table-cell table:formula="of:=SUM([.C7]/[.B7])*100" office:value-type="float" office:value="48.2447012432225" calcext:value-type="float">
            <text:p>48.2447012432</text:p>
          </table:table-cell>
          <table:table-cell table:formula="of:=SUM([.D7]/[.B7])*100" office:value-type="float" office:value="29.2279606404148" calcext:value-type="float">
            <text:p>29.2279606404</text:p>
          </table:table-cell>
          <table:table-cell table:formula="of:=SUM([.E7]/[.B7])*100" office:value-type="float" office:value="10.8890592767037" calcext:value-type="float">
            <text:p>10.8890592767</text:p>
          </table:table-cell>
          <table:table-cell table:formula="of:=SUM([.F7]/[.B7])*100" office:value-type="float" office:value="83.0759260273473" calcext:value-type="float">
            <text:p>83.07592602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necticut</text:p>
          </table:table-cell>
          <table:table-cell table:style-name="ce3" office:value-type="float" office:value="332150" calcext:value-type="float">
            <text:p>332150</text:p>
          </table:table-cell>
          <table:table-cell table:style-name="ce3" office:value-type="float" office:value="189935" calcext:value-type="float">
            <text:p>189935</text:p>
          </table:table-cell>
          <table:table-cell table:style-name="ce3" office:value-type="float" office:value="93480" calcext:value-type="float">
            <text:p>93480</text:p>
          </table:table-cell>
          <table:table-cell table:style-name="ce3" office:value-type="float" office:value="39832" calcext:value-type="float">
            <text:p>39832</text:p>
          </table:table-cell>
          <table:table-cell table:style-name="ce3" office:value-type="float" office:value="276311" calcext:value-type="float">
            <text:p>276311</text:p>
          </table:table-cell>
          <table:table-cell table:style-name="Default" office:value-type="float" office:value="3590347" calcext:value-type="float">
            <text:p>3590347</text:p>
          </table:table-cell>
          <table:table-cell table:formula="of:=SUM([.B8]/[.G8])*100" office:value-type="float" office:value="9.25119494021052" calcext:value-type="float">
            <text:p>9.2511949402</text:p>
          </table:table-cell>
          <table:table-cell table:formula="of:=SUM([.C8]/[.B8])*100" office:value-type="float" office:value="57.1835014300768" calcext:value-type="float">
            <text:p>57.1835014301</text:p>
          </table:table-cell>
          <table:table-cell table:formula="of:=SUM([.D8]/[.B8])*100" office:value-type="float" office:value="28.1439108836369" calcext:value-type="float">
            <text:p>28.1439108836</text:p>
          </table:table-cell>
          <table:table-cell table:formula="of:=SUM([.E8]/[.B8])*100" office:value-type="float" office:value="11.9921722113503" calcext:value-type="float">
            <text:p>11.9921722114</text:p>
          </table:table-cell>
          <table:table-cell table:formula="of:=SUM([.F8]/[.B8])*100" office:value-type="float" office:value="83.1886195995785" calcext:value-type="float">
            <text:p>83.188619599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laware</text:p>
          </table:table-cell>
          <table:table-cell table:style-name="ce3" office:value-type="float" office:value="74573" calcext:value-type="float">
            <text:p>74573</text:p>
          </table:table-cell>
          <table:table-cell table:style-name="ce3" office:value-type="float" office:value="38997" calcext:value-type="float">
            <text:p>38997</text:p>
          </table:table-cell>
          <table:table-cell table:style-name="ce3" office:value-type="float" office:value="19411" calcext:value-type="float">
            <text:p>19411</text:p>
          </table:table-cell>
          <table:table-cell table:style-name="ce3" office:value-type="float" office:value="11349" calcext:value-type="float">
            <text:p>11349</text:p>
          </table:table-cell>
          <table:table-cell table:style-name="ce3" office:value-type="float" office:value="57538" calcext:value-type="float">
            <text:p>57538</text:p>
          </table:table-cell>
          <table:table-cell table:style-name="Default" office:value-type="float" office:value="917092" calcext:value-type="float">
            <text:p>917092</text:p>
          </table:table-cell>
          <table:table-cell table:formula="of:=SUM([.B9]/[.G9])*100" office:value-type="float" office:value="8.13146336463517" calcext:value-type="float">
            <text:p>8.1314633646</text:p>
          </table:table-cell>
          <table:table-cell table:formula="of:=SUM([.C9]/[.B9])*100" office:value-type="float" office:value="52.2937256111461" calcext:value-type="float">
            <text:p>52.2937256111</text:p>
          </table:table-cell>
          <table:table-cell table:formula="of:=SUM([.D9]/[.B9])*100" office:value-type="float" office:value="26.0295281133922" calcext:value-type="float">
            <text:p>26.0295281134</text:p>
          </table:table-cell>
          <table:table-cell table:formula="of:=SUM([.E9]/[.B9])*100" office:value-type="float" office:value="15.2186448178295" calcext:value-type="float">
            <text:p>15.2186448178</text:p>
          </table:table-cell>
          <table:table-cell table:formula="of:=SUM([.F9]/[.B9])*100" office:value-type="float" office:value="77.1566116422834" calcext:value-type="float">
            <text:p>77.15661164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orida</text:p>
          </table:table-cell>
          <table:table-cell table:style-name="ce3" office:value-type="float" office:value="2009589" calcext:value-type="float">
            <text:p>2009589</text:p>
          </table:table-cell>
          <table:table-cell table:style-name="ce3" office:value-type="float" office:value="1036446" calcext:value-type="float">
            <text:p>1036446</text:p>
          </table:table-cell>
          <table:table-cell table:style-name="ce3" office:value-type="float" office:value="581096" calcext:value-type="float">
            <text:p>581096</text:p>
          </table:table-cell>
          <table:table-cell table:style-name="ce3" office:value-type="float" office:value="680069" calcext:value-type="float">
            <text:p>680069</text:p>
          </table:table-cell>
          <table:table-cell table:style-name="ce3" office:value-type="float" office:value="1228495" calcext:value-type="float">
            <text:p>1228495</text:p>
          </table:table-cell>
          <table:table-cell table:style-name="Default" office:value-type="float" office:value="19317568" calcext:value-type="float">
            <text:p>19317568</text:p>
          </table:table-cell>
          <table:table-cell table:formula="of:=SUM([.B10]/[.G10])*100" office:value-type="float" office:value="10.4029088961923" calcext:value-type="float">
            <text:p>10.4029088962</text:p>
          </table:table-cell>
          <table:table-cell table:formula="of:=SUM([.C10]/[.B10])*100" office:value-type="float" office:value="51.5750235495915" calcext:value-type="float">
            <text:p>51.5750235496</text:p>
          </table:table-cell>
          <table:table-cell table:formula="of:=SUM([.D10]/[.B10])*100" office:value-type="float" office:value="28.9161614638615" calcext:value-type="float">
            <text:p>28.9161614639</text:p>
          </table:table-cell>
          <table:table-cell table:formula="of:=SUM([.E10]/[.B10])*100" office:value-type="float" office:value="33.841198374394" calcext:value-type="float">
            <text:p>33.8411983744</text:p>
          </table:table-cell>
          <table:table-cell table:formula="of:=SUM([.F10]/[.B10])*100" office:value-type="float" office:value="61.1316542835376" calcext:value-type="float">
            <text:p>61.13165428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rgia</text:p>
          </table:table-cell>
          <table:table-cell table:style-name="ce3" office:value-type="float" office:value="901105" calcext:value-type="float">
            <text:p>901105</text:p>
          </table:table-cell>
          <table:table-cell table:style-name="ce3" office:value-type="float" office:value="475361" calcext:value-type="float">
            <text:p>475361</text:p>
          </table:table-cell>
          <table:table-cell table:style-name="ce3" office:value-type="float" office:value="278290" calcext:value-type="float">
            <text:p>278290</text:p>
          </table:table-cell>
          <table:table-cell table:style-name="ce3" office:value-type="float" office:value="263356" calcext:value-type="float">
            <text:p>263356</text:p>
          </table:table-cell>
          <table:table-cell table:style-name="ce3" office:value-type="float" office:value="603039" calcext:value-type="float">
            <text:p>603039</text:p>
          </table:table-cell>
          <table:table-cell table:style-name="Default" office:value-type="float" office:value="9919945" calcext:value-type="float">
            <text:p>9919945</text:p>
          </table:table-cell>
          <table:table-cell table:formula="of:=SUM([.B11]/[.G11])*100" office:value-type="float" office:value="9.08377012170934" calcext:value-type="float">
            <text:p>9.0837701217</text:p>
          </table:table-cell>
          <table:table-cell table:formula="of:=SUM([.C11]/[.B11])*100" office:value-type="float" office:value="52.7531197807137" calcext:value-type="float">
            <text:p>52.7531197807</text:p>
          </table:table-cell>
          <table:table-cell table:formula="of:=SUM([.D11]/[.B11])*100" office:value-type="float" office:value="30.8831934125324" calcext:value-type="float">
            <text:p>30.8831934125</text:p>
          </table:table-cell>
          <table:table-cell table:formula="of:=SUM([.E11]/[.B11])*100" office:value-type="float" office:value="29.2258948735164" calcext:value-type="float">
            <text:p>29.2258948735</text:p>
          </table:table-cell>
          <table:table-cell table:formula="of:=SUM([.F11]/[.B11])*100" office:value-type="float" office:value="66.9221677828888" calcext:value-type="float">
            <text:p>66.92216778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waii</text:p>
          </table:table-cell>
          <table:table-cell table:style-name="ce3" office:value-type="float" office:value="120374" calcext:value-type="float">
            <text:p>120374</text:p>
          </table:table-cell>
          <table:table-cell table:style-name="ce3" office:value-type="float" office:value="57269" calcext:value-type="float">
            <text:p>57269</text:p>
          </table:table-cell>
          <table:table-cell table:style-name="ce3" office:value-type="float" office:value="37343" calcext:value-type="float">
            <text:p>37343</text:p>
          </table:table-cell>
          <table:table-cell table:style-name="ce3" office:value-type="float" office:value="68542" calcext:value-type="float">
            <text:p>68542</text:p>
          </table:table-cell>
          <table:table-cell table:style-name="ce3" office:value-type="float" office:value="41567" calcext:value-type="float">
            <text:p>41567</text:p>
          </table:table-cell>
          <table:table-cell table:style-name="Default" office:value-type="float" office:value="1392313" calcext:value-type="float">
            <text:p>1392313</text:p>
          </table:table-cell>
          <table:table-cell table:formula="of:=SUM([.B12]/[.G12])*100" office:value-type="float" office:value="8.64561345042386" calcext:value-type="float">
            <text:p>8.6456134504</text:p>
          </table:table-cell>
          <table:table-cell table:formula="of:=SUM([.C12]/[.B12])*100" office:value-type="float" office:value="47.5758884809012" calcext:value-type="float">
            <text:p>47.5758884809</text:p>
          </table:table-cell>
          <table:table-cell table:formula="of:=SUM([.D12]/[.B12])*100" office:value-type="float" office:value="31.022479937528" calcext:value-type="float">
            <text:p>31.0224799375</text:p>
          </table:table-cell>
          <table:table-cell table:formula="of:=SUM([.E12]/[.B12])*100" office:value-type="float" office:value="56.9408676292223" calcext:value-type="float">
            <text:p>56.9408676292</text:p>
          </table:table-cell>
          <table:table-cell table:formula="of:=SUM([.F12]/[.B12])*100" office:value-type="float" office:value="34.5315433565388" calcext:value-type="float">
            <text:p>34.53154335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daho</text:p>
          </table:table-cell>
          <table:table-cell table:style-name="ce3" office:value-type="float" office:value="151671" calcext:value-type="float">
            <text:p>151671</text:p>
          </table:table-cell>
          <table:table-cell table:style-name="ce3" office:value-type="float" office:value="61390" calcext:value-type="float">
            <text:p>61390</text:p>
          </table:table-cell>
          <table:table-cell table:style-name="ce3" office:value-type="float" office:value="35595" calcext:value-type="float">
            <text:p>35595</text:p>
          </table:table-cell>
          <table:table-cell table:style-name="ce3" office:value-type="float" office:value="6815" calcext:value-type="float">
            <text:p>6815</text:p>
          </table:table-cell>
          <table:table-cell table:style-name="ce4" office:value-type="float" office:value="136135" calcext:value-type="float">
            <text:p>136135</text:p>
          </table:table-cell>
          <table:table-cell table:style-name="Default" office:value-type="float" office:value="1595728" calcext:value-type="float">
            <text:p>1595728</text:p>
          </table:table-cell>
          <table:table-cell table:formula="of:=SUM([.B13]/[.G13])*100" office:value-type="float" office:value="9.5048153570032" calcext:value-type="float">
            <text:p>9.504815357</text:p>
          </table:table-cell>
          <table:table-cell table:formula="of:=SUM([.C13]/[.B13])*100" office:value-type="float" office:value="40.475766626448" calcext:value-type="float">
            <text:p>40.4757666264</text:p>
          </table:table-cell>
          <table:table-cell table:formula="of:=SUM([.D13]/[.B13])*100" office:value-type="float" office:value="23.4685602389382" calcext:value-type="float">
            <text:p>23.4685602389</text:p>
          </table:table-cell>
          <table:table-cell table:formula="of:=SUM([.E13]/[.B13])*100" office:value-type="float" office:value="4.49327821402905" calcext:value-type="float">
            <text:p>4.493278214</text:p>
          </table:table-cell>
          <table:table-cell table:formula="of:=SUM([.F13]/[.B13])*100" office:value-type="float" office:value="89.7567761800212" calcext:value-type="float">
            <text:p>89.756776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llinois</text:p>
          </table:table-cell>
          <table:table-cell table:style-name="ce3" office:value-type="float" office:value="1123817" calcext:value-type="float">
            <text:p>1123817</text:p>
          </table:table-cell>
          <table:table-cell table:style-name="ce3" office:value-type="float" office:value="578656" calcext:value-type="float">
            <text:p>578656</text:p>
          </table:table-cell>
          <table:table-cell table:style-name="ce3" office:value-type="float" office:value="343073" calcext:value-type="float">
            <text:p>343073</text:p>
          </table:table-cell>
          <table:table-cell table:style-name="ce3" office:value-type="float" office:value="223007" calcext:value-type="float">
            <text:p>223007</text:p>
          </table:table-cell>
          <table:table-cell table:style-name="ce3" office:value-type="float" office:value="850476" calcext:value-type="float">
            <text:p>850476</text:p>
          </table:table-cell>
          <table:table-cell table:style-name="Default" office:value-type="float" office:value="12875255" calcext:value-type="float">
            <text:p>12875255</text:p>
          </table:table-cell>
          <table:table-cell table:formula="of:=SUM([.B14]/[.G14])*100" office:value-type="float" office:value="8.7285028529532" calcext:value-type="float">
            <text:p>8.728502853</text:p>
          </table:table-cell>
          <table:table-cell table:formula="of:=SUM([.C14]/[.B14])*100" office:value-type="float" office:value="51.4902337302248" calcext:value-type="float">
            <text:p>51.4902337302</text:p>
          </table:table-cell>
          <table:table-cell table:formula="of:=SUM([.D14]/[.B14])*100" office:value-type="float" office:value="30.5274791180415" calcext:value-type="float">
            <text:p>30.527479118</text:p>
          </table:table-cell>
          <table:table-cell table:formula="of:=SUM([.E14]/[.B14])*100" office:value-type="float" office:value="19.8437112092093" calcext:value-type="float">
            <text:p>19.8437112092</text:p>
          </table:table-cell>
          <table:table-cell table:formula="of:=SUM([.F14]/[.B14])*100" office:value-type="float" office:value="75.6774457051282" calcext:value-type="float">
            <text:p>75.67744570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diana</text:p>
          </table:table-cell>
          <table:table-cell table:style-name="ce3" office:value-type="float" office:value="482847" calcext:value-type="float">
            <text:p>482847</text:p>
          </table:table-cell>
          <table:table-cell table:style-name="ce3" office:value-type="float" office:value="244017" calcext:value-type="float">
            <text:p>244017</text:p>
          </table:table-cell>
          <table:table-cell table:style-name="ce3" office:value-type="float" office:value="129609" calcext:value-type="float">
            <text:p>129609</text:p>
          </table:table-cell>
          <table:table-cell table:style-name="ce3" office:value-type="float" office:value="40706" calcext:value-type="float">
            <text:p>40706</text:p>
          </table:table-cell>
          <table:table-cell table:style-name="ce3" office:value-type="float" office:value="421127" calcext:value-type="float">
            <text:p>421127</text:p>
          </table:table-cell>
          <table:table-cell table:style-name="Default" office:value-type="float" office:value="6537334" calcext:value-type="float">
            <text:p>6537334</text:p>
          </table:table-cell>
          <table:table-cell table:formula="of:=SUM([.B15]/[.G15])*100" office:value-type="float" office:value="7.38599251621533" calcext:value-type="float">
            <text:p>7.3859925162</text:p>
          </table:table-cell>
          <table:table-cell table:formula="of:=SUM([.C15]/[.B15])*100" office:value-type="float" office:value="50.5371266674537" calcext:value-type="float">
            <text:p>50.5371266675</text:p>
          </table:table-cell>
          <table:table-cell table:formula="of:=SUM([.D15]/[.B15])*100" office:value-type="float" office:value="26.8426644465017" calcext:value-type="float">
            <text:p>26.8426644465</text:p>
          </table:table-cell>
          <table:table-cell table:formula="of:=SUM([.E15]/[.B15])*100" office:value-type="float" office:value="8.43041377496391" calcext:value-type="float">
            <text:p>8.430413775</text:p>
          </table:table-cell>
          <table:table-cell table:formula="of:=SUM([.F15]/[.B15])*100" office:value-type="float" office:value="87.2174829707961" calcext:value-type="float">
            <text:p>87.21748297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owa</text:p>
          </table:table-cell>
          <table:table-cell table:style-name="ce3" office:value-type="float" office:value="259931" calcext:value-type="float">
            <text:p>259931</text:p>
          </table:table-cell>
          <table:table-cell table:style-name="ce3" office:value-type="float" office:value="120029" calcext:value-type="float">
            <text:p>120029</text:p>
          </table:table-cell>
          <table:table-cell table:style-name="ce3" office:value-type="float" office:value="66238" calcext:value-type="float">
            <text:p>66238</text:p>
          </table:table-cell>
          <table:table-cell table:style-name="ce3" office:value-type="float" office:value="8129" calcext:value-type="float">
            <text:p>8129</text:p>
          </table:table-cell>
          <table:table-cell table:style-name="ce3" office:value-type="float" office:value="239103" calcext:value-type="float">
            <text:p>239103</text:p>
          </table:table-cell>
          <table:table-cell table:style-name="Default" office:value-type="float" office:value="3074186" calcext:value-type="float">
            <text:p>3074186</text:p>
          </table:table-cell>
          <table:table-cell table:formula="of:=SUM([.B16]/[.G16])*100" office:value-type="float" office:value="8.45527889333957" calcext:value-type="float">
            <text:p>8.4552788933</text:p>
          </table:table-cell>
          <table:table-cell table:formula="of:=SUM([.C16]/[.B16])*100" office:value-type="float" office:value="46.1772547329868" calcext:value-type="float">
            <text:p>46.177254733</text:p>
          </table:table-cell>
          <table:table-cell table:formula="of:=SUM([.D16]/[.B16])*100" office:value-type="float" office:value="25.48291662018" calcext:value-type="float">
            <text:p>25.4829166202</text:p>
          </table:table-cell>
          <table:table-cell table:formula="of:=SUM([.E16]/[.B16])*100" office:value-type="float" office:value="3.12736841700297" calcext:value-type="float">
            <text:p>3.127368417</text:p>
          </table:table-cell>
          <table:table-cell table:formula="of:=SUM([.F16]/[.B16])*100" office:value-type="float" office:value="91.9871042699793" calcext:value-type="float">
            <text:p>91.987104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nsas</text:p>
          </table:table-cell>
          <table:table-cell table:style-name="ce3" office:value-type="float" office:value="237040" calcext:value-type="float">
            <text:p>237040</text:p>
          </table:table-cell>
          <table:table-cell table:style-name="ce3" office:value-type="float" office:value="105315" calcext:value-type="float">
            <text:p>105315</text:p>
          </table:table-cell>
          <table:table-cell table:style-name="ce3" office:value-type="float" office:value="65174" calcext:value-type="float">
            <text:p>65174</text:p>
          </table:table-cell>
          <table:table-cell table:style-name="ce3" office:value-type="float" office:value="18249" calcext:value-type="float">
            <text:p>18249</text:p>
          </table:table-cell>
          <table:table-cell table:style-name="ce3" office:value-type="float" office:value="206486" calcext:value-type="float">
            <text:p>206486</text:p>
          </table:table-cell>
          <table:table-cell table:style-name="Default" office:value-type="float" office:value="2885905" calcext:value-type="float">
            <text:p>2885905</text:p>
          </table:table-cell>
          <table:table-cell table:formula="of:=SUM([.B17]/[.G17])*100" office:value-type="float" office:value="8.21371458866456" calcext:value-type="float">
            <text:p>8.2137145887</text:p>
          </table:table-cell>
          <table:table-cell table:formula="of:=SUM([.C17]/[.B17])*100" office:value-type="float" office:value="44.4292102598718" calcext:value-type="float">
            <text:p>44.4292102599</text:p>
          </table:table-cell>
          <table:table-cell table:formula="of:=SUM([.D17]/[.B17])*100" office:value-type="float" office:value="27.4949375632805" calcext:value-type="float">
            <text:p>27.4949375633</text:p>
          </table:table-cell>
          <table:table-cell table:formula="of:=SUM([.E17]/[.B17])*100" office:value-type="float" office:value="7.69870064124198" calcext:value-type="float">
            <text:p>7.6987006412</text:p>
          </table:table-cell>
          <table:table-cell table:formula="of:=SUM([.F17]/[.B17])*100" office:value-type="float" office:value="87.1101923725953" calcext:value-type="float">
            <text:p>87.11019237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entucky</text:p>
          </table:table-cell>
          <table:table-cell table:style-name="ce3" office:value-type="float" office:value="337600" calcext:value-type="float">
            <text:p>337600</text:p>
          </table:table-cell>
          <table:table-cell table:style-name="ce3" office:value-type="float" office:value="174156" calcext:value-type="float">
            <text:p>174156</text:p>
          </table:table-cell>
          <table:table-cell table:style-name="ce3" office:value-type="float" office:value="86401" calcext:value-type="float">
            <text:p>86401</text:p>
          </table:table-cell>
          <table:table-cell table:style-name="ce3" office:value-type="float" office:value="20221" calcext:value-type="float">
            <text:p>20221</text:p>
          </table:table-cell>
          <table:table-cell table:style-name="ce3" office:value-type="float" office:value="304358" calcext:value-type="float">
            <text:p>304358</text:p>
          </table:table-cell>
          <table:table-cell table:style-name="Default" office:value-type="float" office:value="4380415" calcext:value-type="float">
            <text:p>4380415</text:p>
          </table:table-cell>
          <table:table-cell table:formula="of:=SUM([.B18]/[.G18])*100" office:value-type="float" office:value="7.70703232456286" calcext:value-type="float">
            <text:p>7.7070323246</text:p>
          </table:table-cell>
          <table:table-cell table:formula="of:=SUM([.C18]/[.B18])*100" office:value-type="float" office:value="51.5864928909953" calcext:value-type="float">
            <text:p>51.586492891</text:p>
          </table:table-cell>
          <table:table-cell table:formula="of:=SUM([.D18]/[.B18])*100" office:value-type="float" office:value="25.5927132701422" calcext:value-type="float">
            <text:p>25.5927132701</text:p>
          </table:table-cell>
          <table:table-cell table:formula="of:=SUM([.E18]/[.B18])*100" office:value-type="float" office:value="5.9896327014218" calcext:value-type="float">
            <text:p>5.9896327014</text:p>
          </table:table-cell>
          <table:table-cell table:formula="of:=SUM([.F18]/[.B18])*100" office:value-type="float" office:value="90.1534360189574" calcext:value-type="float">
            <text:p>90.1534360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uisiana</text:p>
          </table:table-cell>
          <table:table-cell table:style-name="ce3" office:value-type="float" office:value="375808" calcext:value-type="float">
            <text:p>375808</text:p>
          </table:table-cell>
          <table:table-cell table:style-name="ce3" office:value-type="float" office:value="188952" calcext:value-type="float">
            <text:p>188952</text:p>
          </table:table-cell>
          <table:table-cell table:style-name="ce3" office:value-type="float" office:value="102849" calcext:value-type="float">
            <text:p>102849</text:p>
          </table:table-cell>
          <table:table-cell table:style-name="ce3" office:value-type="float" office:value="83279" calcext:value-type="float">
            <text:p>83279</text:p>
          </table:table-cell>
          <table:table-cell table:style-name="ce3" office:value-type="float" office:value="275944" calcext:value-type="float">
            <text:p>275944</text:p>
          </table:table-cell>
          <table:table-cell table:style-name="Default" office:value-type="float" office:value="4601893" calcext:value-type="float">
            <text:p>4601893</text:p>
          </table:table-cell>
          <table:table-cell table:formula="of:=SUM([.B19]/[.G19])*100" office:value-type="float" office:value="8.16637848815694" calcext:value-type="float">
            <text:p>8.1663784882</text:p>
          </table:table-cell>
          <table:table-cell table:formula="of:=SUM([.C19]/[.B19])*100" office:value-type="float" office:value="50.2788658038147" calcext:value-type="float">
            <text:p>50.2788658038</text:p>
          </table:table-cell>
          <table:table-cell table:formula="of:=SUM([.D19]/[.B19])*100" office:value-type="float" office:value="27.3674323058583" calcext:value-type="float">
            <text:p>27.3674323059</text:p>
          </table:table-cell>
          <table:table-cell table:formula="of:=SUM([.E19]/[.B19])*100" office:value-type="float" office:value="22.1599859502725" calcext:value-type="float">
            <text:p>22.1599859503</text:p>
          </table:table-cell>
          <table:table-cell table:formula="of:=SUM([.F19]/[.B19])*100" office:value-type="float" office:value="73.42685626703" calcext:value-type="float">
            <text:p>73.4268562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ine</text:p>
          </table:table-cell>
          <table:table-cell table:style-name="ce3" office:value-type="float" office:value="150389" calcext:value-type="float">
            <text:p>150389</text:p>
          </table:table-cell>
          <table:table-cell table:style-name="ce3" office:value-type="float" office:value="78603" calcext:value-type="float">
            <text:p>78603</text:p>
          </table:table-cell>
          <table:table-cell table:style-name="ce3" office:value-type="float" office:value="38486" calcext:value-type="float">
            <text:p>38486</text:p>
          </table:table-cell>
          <table:table-cell table:style-name="ce3" office:value-type="float" office:value="3392" calcext:value-type="float">
            <text:p>3392</text:p>
          </table:table-cell>
          <table:table-cell table:style-name="ce3" office:value-type="float" office:value="141001" calcext:value-type="float">
            <text:p>141001</text:p>
          </table:table-cell>
          <table:table-cell table:style-name="Default" office:value-type="float" office:value="1329192" calcext:value-type="float">
            <text:p>1329192</text:p>
          </table:table-cell>
          <table:table-cell table:formula="of:=SUM([.B20]/[.G20])*100" office:value-type="float" office:value="11.3143172694389" calcext:value-type="float">
            <text:p>11.3143172694</text:p>
          </table:table-cell>
          <table:table-cell table:formula="of:=SUM([.C20]/[.B20])*100" office:value-type="float" office:value="52.2664556583261" calcext:value-type="float">
            <text:p>52.2664556583</text:p>
          </table:table-cell>
          <table:table-cell table:formula="of:=SUM([.D20]/[.B20])*100" office:value-type="float" office:value="25.5909674244792" calcext:value-type="float">
            <text:p>25.5909674245</text:p>
          </table:table-cell>
          <table:table-cell table:formula="of:=SUM([.E20]/[.B20])*100" office:value-type="float" office:value="2.25548411120494" calcext:value-type="float">
            <text:p>2.2554841112</text:p>
          </table:table-cell>
          <table:table-cell table:formula="of:=SUM([.F20]/[.B20])*100" office:value-type="float" office:value="93.7575221592005" calcext:value-type="float">
            <text:p>93.75752215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yland</text:p>
          </table:table-cell>
          <table:table-cell table:style-name="ce3" office:value-type="float" office:value="528112" calcext:value-type="float">
            <text:p>528112</text:p>
          </table:table-cell>
          <table:table-cell table:style-name="ce3" office:value-type="float" office:value="269690" calcext:value-type="float">
            <text:p>269690</text:p>
          </table:table-cell>
          <table:table-cell table:style-name="ce3" office:value-type="float" office:value="172083" calcext:value-type="float">
            <text:p>172083</text:p>
          </table:table-cell>
          <table:table-cell table:style-name="ce3" office:value-type="float" office:value="164130" calcext:value-type="float">
            <text:p>164130</text:p>
          </table:table-cell>
          <table:table-cell table:style-name="ce3" office:value-type="float" office:value="339940" calcext:value-type="float">
            <text:p>339940</text:p>
          </table:table-cell>
          <table:table-cell table:style-name="Default" office:value-type="float" office:value="5884563" calcext:value-type="float">
            <text:p>5884563</text:p>
          </table:table-cell>
          <table:table-cell table:formula="of:=SUM([.B21]/[.G21])*100" office:value-type="float" office:value="8.97453217851521" calcext:value-type="float">
            <text:p>8.9745321785</text:p>
          </table:table-cell>
          <table:table-cell table:formula="of:=SUM([.C21]/[.B21])*100" office:value-type="float" office:value="51.0668191595722" calcext:value-type="float">
            <text:p>51.0668191596</text:p>
          </table:table-cell>
          <table:table-cell table:formula="of:=SUM([.D21]/[.B21])*100" office:value-type="float" office:value="32.5845653952192" calcext:value-type="float">
            <text:p>32.5845653952</text:p>
          </table:table-cell>
          <table:table-cell table:formula="of:=SUM([.E21]/[.B21])*100" office:value-type="float" office:value="31.078634835035" calcext:value-type="float">
            <text:p>31.078634835</text:p>
          </table:table-cell>
          <table:table-cell table:formula="of:=SUM([.F21]/[.B21])*100" office:value-type="float" office:value="64.3689217438725" calcext:value-type="float">
            <text:p>64.36892174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ssachusetts</text:p>
          </table:table-cell>
          <table:table-cell table:style-name="ce3" office:value-type="float" office:value="596790" calcext:value-type="float">
            <text:p>596790</text:p>
          </table:table-cell>
          <table:table-cell table:style-name="ce3" office:value-type="float" office:value="335223" calcext:value-type="float">
            <text:p>335223</text:p>
          </table:table-cell>
          <table:table-cell table:style-name="ce3" office:value-type="float" office:value="178101" calcext:value-type="float">
            <text:p>178101</text:p>
          </table:table-cell>
          <table:table-cell table:style-name="ce3" office:value-type="float" office:value="64998" calcext:value-type="float">
            <text:p>64998</text:p>
          </table:table-cell>
          <table:table-cell table:style-name="ce3" office:value-type="float" office:value="506945" calcext:value-type="float">
            <text:p>506945</text:p>
          </table:table-cell>
          <table:table-cell table:style-name="Default" office:value-type="float" office:value="6646144" calcext:value-type="float">
            <text:p>6646144</text:p>
          </table:table-cell>
          <table:table-cell table:formula="of:=SUM([.B22]/[.G22])*100" office:value-type="float" office:value="8.97949246961847" calcext:value-type="float">
            <text:p>8.9794924696</text:p>
          </table:table-cell>
          <table:table-cell table:formula="of:=SUM([.C22]/[.B22])*100" office:value-type="float" office:value="56.1710149298748" calcext:value-type="float">
            <text:p>56.1710149299</text:p>
          </table:table-cell>
          <table:table-cell table:formula="of:=SUM([.D22]/[.B22])*100" office:value-type="float" office:value="29.8431609108732" calcext:value-type="float">
            <text:p>29.8431609109</text:p>
          </table:table-cell>
          <table:table-cell table:formula="of:=SUM([.E22]/[.B22])*100" office:value-type="float" office:value="10.8912682853265" calcext:value-type="float">
            <text:p>10.8912682853</text:p>
          </table:table-cell>
          <table:table-cell table:formula="of:=SUM([.F22]/[.B22])*100" office:value-type="float" office:value="84.945290638248" calcext:value-type="float">
            <text:p>84.94529063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igan</text:p>
          </table:table-cell>
          <table:table-cell table:style-name="ce3" office:value-type="float" office:value="816972" calcext:value-type="float">
            <text:p>816972</text:p>
          </table:table-cell>
          <table:table-cell table:style-name="ce3" office:value-type="float" office:value="411667" calcext:value-type="float">
            <text:p>411667</text:p>
          </table:table-cell>
          <table:table-cell table:style-name="ce3" office:value-type="float" office:value="248381" calcext:value-type="float">
            <text:p>248381</text:p>
          </table:table-cell>
          <table:table-cell table:style-name="ce3" office:value-type="float" office:value="108932" calcext:value-type="float">
            <text:p>108932</text:p>
          </table:table-cell>
          <table:table-cell table:style-name="ce3" office:value-type="float" office:value="673544" calcext:value-type="float">
            <text:p>673544</text:p>
          </table:table-cell>
          <table:table-cell table:style-name="Default" office:value-type="float" office:value="9883360" calcext:value-type="float">
            <text:p>9883360</text:p>
          </table:table-cell>
          <table:table-cell table:formula="of:=SUM([.B23]/[.G23])*100" office:value-type="float" office:value="8.26613621278593" calcext:value-type="float">
            <text:p>8.2661362128</text:p>
          </table:table-cell>
          <table:table-cell table:formula="of:=SUM([.C23]/[.B23])*100" office:value-type="float" office:value="50.3893646293875" calcext:value-type="float">
            <text:p>50.3893646294</text:p>
          </table:table-cell>
          <table:table-cell table:formula="of:=SUM([.D23]/[.B23])*100" office:value-type="float" office:value="30.4026331379778" calcext:value-type="float">
            <text:p>30.402633138</text:p>
          </table:table-cell>
          <table:table-cell table:formula="of:=SUM([.E23]/[.B23])*100" office:value-type="float" office:value="13.3336271010512" calcext:value-type="float">
            <text:p>13.3336271011</text:p>
          </table:table-cell>
          <table:table-cell table:formula="of:=SUM([.F23]/[.B23])*100" office:value-type="float" office:value="82.4439515674956" calcext:value-type="float">
            <text:p>82.44395156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nesota</text:p>
          </table:table-cell>
          <table:table-cell table:style-name="ce3" office:value-type="float" office:value="496657" calcext:value-type="float">
            <text:p>496657</text:p>
          </table:table-cell>
          <table:table-cell table:style-name="ce3" office:value-type="float" office:value="251840" calcext:value-type="float">
            <text:p>251840</text:p>
          </table:table-cell>
          <table:table-cell table:style-name="ce3" office:value-type="float" office:value="133260" calcext:value-type="float">
            <text:p>133260</text:p>
          </table:table-cell>
          <table:table-cell table:style-name="ce3" office:value-type="float" office:value="31074" calcext:value-type="float">
            <text:p>31074</text:p>
          </table:table-cell>
          <table:table-cell table:style-name="ce3" office:value-type="float" office:value="443844" calcext:value-type="float">
            <text:p>443844</text:p>
          </table:table-cell>
          <table:table-cell table:style-name="Default" office:value-type="float" office:value="5379139" calcext:value-type="float">
            <text:p>5379139</text:p>
          </table:table-cell>
          <table:table-cell table:formula="of:=SUM([.B24]/[.G24])*100" office:value-type="float" office:value="9.23302037742471" calcext:value-type="float">
            <text:p>9.2330203774</text:p>
          </table:table-cell>
          <table:table-cell table:formula="of:=SUM([.C24]/[.B24])*100" office:value-type="float" office:value="50.7070271837506" calcext:value-type="float">
            <text:p>50.7070271838</text:p>
          </table:table-cell>
          <table:table-cell table:formula="of:=SUM([.D24]/[.B24])*100" office:value-type="float" office:value="26.8313947049976" calcext:value-type="float">
            <text:p>26.831394705</text:p>
          </table:table-cell>
          <table:table-cell table:formula="of:=SUM([.E24]/[.B24])*100" office:value-type="float" office:value="6.25663184048549" calcext:value-type="float">
            <text:p>6.2566318405</text:p>
          </table:table-cell>
          <table:table-cell table:formula="of:=SUM([.F24]/[.B24])*100" office:value-type="float" office:value="89.3663031025436" calcext:value-type="float">
            <text:p>89.36630310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ssissippi</text:p>
          </table:table-cell>
          <table:table-cell table:style-name="ce3" office:value-type="float" office:value="225977" calcext:value-type="float">
            <text:p>225977</text:p>
          </table:table-cell>
          <table:table-cell table:style-name="ce3" office:value-type="float" office:value="122414" calcext:value-type="float">
            <text:p>122414</text:p>
          </table:table-cell>
          <table:table-cell table:style-name="ce3" office:value-type="float" office:value="60840" calcext:value-type="float">
            <text:p>60840</text:p>
          </table:table-cell>
          <table:table-cell table:style-name="ce3" office:value-type="float" office:value="46791" calcext:value-type="float">
            <text:p>46791</text:p>
          </table:table-cell>
          <table:table-cell table:style-name="ce3" office:value-type="float" office:value="170918" calcext:value-type="float">
            <text:p>170918</text:p>
          </table:table-cell>
          <table:table-cell table:style-name="Default" office:value-type="float" office:value="2984926" calcext:value-type="float">
            <text:p>2984926</text:p>
          </table:table-cell>
          <table:table-cell table:formula="of:=SUM([.B25]/[.G25])*100" office:value-type="float" office:value="7.57060644049467" calcext:value-type="float">
            <text:p>7.5706064405</text:p>
          </table:table-cell>
          <table:table-cell table:formula="of:=SUM([.C25]/[.B25])*100" office:value-type="float" office:value="54.1709997035097" calcext:value-type="float">
            <text:p>54.1709997035</text:p>
          </table:table-cell>
          <table:table-cell table:formula="of:=SUM([.D25]/[.B25])*100" office:value-type="float" office:value="26.9230939431889" calcext:value-type="float">
            <text:p>26.9230939432</text:p>
          </table:table-cell>
          <table:table-cell table:formula="of:=SUM([.E25]/[.B25])*100" office:value-type="float" office:value="20.7060895577869" calcext:value-type="float">
            <text:p>20.7060895578</text:p>
          </table:table-cell>
          <table:table-cell table:formula="of:=SUM([.F25]/[.B25])*100" office:value-type="float" office:value="75.635131008908" calcext:value-type="float">
            <text:p>75.63513100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ssouri</text:p>
          </table:table-cell>
          <table:table-cell table:style-name="ce3" office:value-type="float" office:value="501064" calcext:value-type="float">
            <text:p>501064</text:p>
          </table:table-cell>
          <table:table-cell table:style-name="ce3" office:value-type="float" office:value="236577" calcext:value-type="float">
            <text:p>236577</text:p>
          </table:table-cell>
          <table:table-cell table:style-name="ce3" office:value-type="float" office:value="130772" calcext:value-type="float">
            <text:p>130772</text:p>
          </table:table-cell>
          <table:table-cell table:style-name="ce3" office:value-type="float" office:value="42744" calcext:value-type="float">
            <text:p>42744</text:p>
          </table:table-cell>
          <table:table-cell table:style-name="ce3" office:value-type="float" office:value="434752" calcext:value-type="float">
            <text:p>434752</text:p>
          </table:table-cell>
          <table:table-cell table:style-name="Default" office:value-type="float" office:value="6021988" calcext:value-type="float">
            <text:p>6021988</text:p>
          </table:table-cell>
          <table:table-cell table:formula="of:=SUM([.B26]/[.G26])*100" office:value-type="float" office:value="8.32057453452249" calcext:value-type="float">
            <text:p>8.3205745345</text:p>
          </table:table-cell>
          <table:table-cell table:formula="of:=SUM([.C26]/[.B26])*100" office:value-type="float" office:value="47.2149266361183" calcext:value-type="float">
            <text:p>47.2149266361</text:p>
          </table:table-cell>
          <table:table-cell table:formula="of:=SUM([.D26]/[.B26])*100" office:value-type="float" office:value="26.0988616224674" calcext:value-type="float">
            <text:p>26.0988616225</text:p>
          </table:table-cell>
          <table:table-cell table:formula="of:=SUM([.E26]/[.B26])*100" office:value-type="float" office:value="8.53064678364441" calcext:value-type="float">
            <text:p>8.5306467836</text:p>
          </table:table-cell>
          <table:table-cell table:formula="of:=SUM([.F26]/[.B26])*100" office:value-type="float" office:value="86.7657624574905" calcext:value-type="float">
            <text:p>86.76576245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ntana</text:p>
          </table:table-cell>
          <table:table-cell table:style-name="ce3" office:value-type="float" office:value="114398" calcext:value-type="float">
            <text:p>114398</text:p>
          </table:table-cell>
          <table:table-cell table:style-name="ce3" office:value-type="float" office:value="52559" calcext:value-type="float">
            <text:p>52559</text:p>
          </table:table-cell>
          <table:table-cell table:style-name="ce3" office:value-type="float" office:value="28107" calcext:value-type="float">
            <text:p>28107</text:p>
          </table:table-cell>
          <table:table-cell table:style-name="ce3" office:value-type="float" office:value="4287" calcext:value-type="float">
            <text:p>4287</text:p>
          </table:table-cell>
          <table:table-cell table:style-name="ce3" office:value-type="float" office:value="103495" calcext:value-type="float">
            <text:p>103495</text:p>
          </table:table-cell>
          <table:table-cell table:style-name="Default" office:value-type="float" office:value="1005141" calcext:value-type="float">
            <text:p>1005141</text:p>
          </table:table-cell>
          <table:table-cell table:formula="of:=SUM([.B27]/[.G27])*100" office:value-type="float" office:value="11.3812887943085" calcext:value-type="float">
            <text:p>11.3812887943</text:p>
          </table:table-cell>
          <table:table-cell table:formula="of:=SUM([.C27]/[.B27])*100" office:value-type="float" office:value="45.9439850347034" calcext:value-type="float">
            <text:p>45.9439850347</text:p>
          </table:table-cell>
          <table:table-cell table:formula="of:=SUM([.D27]/[.B27])*100" office:value-type="float" office:value="24.5694854805154" calcext:value-type="float">
            <text:p>24.5694854805</text:p>
          </table:table-cell>
          <table:table-cell table:formula="of:=SUM([.E27]/[.B27])*100" office:value-type="float" office:value="3.74744313711778" calcext:value-type="float">
            <text:p>3.7474431371</text:p>
          </table:table-cell>
          <table:table-cell table:formula="of:=SUM([.F27]/[.B27])*100" office:value-type="float" office:value="90.4692389727093" calcext:value-type="float">
            <text:p>90.46923897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braska</text:p>
          </table:table-cell>
          <table:table-cell table:style-name="ce3" office:value-type="float" office:value="159665" calcext:value-type="float">
            <text:p>159665</text:p>
          </table:table-cell>
          <table:table-cell table:style-name="ce3" office:value-type="float" office:value="71374" calcext:value-type="float">
            <text:p>71374</text:p>
          </table:table-cell>
          <table:table-cell table:style-name="ce3" office:value-type="float" office:value="41001" calcext:value-type="float">
            <text:p>41001</text:p>
          </table:table-cell>
          <table:table-cell table:style-name="ce3" office:value-type="float" office:value="8814" calcext:value-type="float">
            <text:p>8814</text:p>
          </table:table-cell>
          <table:table-cell table:style-name="ce3" office:value-type="float" office:value="142676" calcext:value-type="float">
            <text:p>142676</text:p>
          </table:table-cell>
          <table:table-cell table:style-name="Default" office:value-type="float" office:value="1855525" calcext:value-type="float">
            <text:p>1855525</text:p>
          </table:table-cell>
          <table:table-cell table:formula="of:=SUM([.B28]/[.G28])*100" office:value-type="float" office:value="8.60484229530726" calcext:value-type="float">
            <text:p>8.6048422953</text:p>
          </table:table-cell>
          <table:table-cell table:formula="of:=SUM([.C28]/[.B28])*100" office:value-type="float" office:value="44.7023455359659" calcext:value-type="float">
            <text:p>44.702345536</text:p>
          </table:table-cell>
          <table:table-cell table:formula="of:=SUM([.D28]/[.B28])*100" office:value-type="float" office:value="25.6793912253781" calcext:value-type="float">
            <text:p>25.6793912254</text:p>
          </table:table-cell>
          <table:table-cell table:formula="of:=SUM([.E28]/[.B28])*100" office:value-type="float" office:value="5.52030814517897" calcext:value-type="float">
            <text:p>5.5203081452</text:p>
          </table:table-cell>
          <table:table-cell table:formula="of:=SUM([.F28]/[.B28])*100" office:value-type="float" office:value="89.3595966554975" calcext:value-type="float">
            <text:p>89.35959665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vada</text:p>
          </table:table-cell>
          <table:table-cell table:style-name="ce3" office:value-type="float" office:value="221260" calcext:value-type="float">
            <text:p>221260</text:p>
          </table:table-cell>
          <table:table-cell table:style-name="ce3" office:value-type="float" office:value="102256" calcext:value-type="float">
            <text:p>102256</text:p>
          </table:table-cell>
          <table:table-cell table:style-name="ce3" office:value-type="float" office:value="63285" calcext:value-type="float">
            <text:p>63285</text:p>
          </table:table-cell>
          <table:table-cell table:style-name="ce3" office:value-type="float" office:value="45533" calcext:value-type="float">
            <text:p>45533</text:p>
          </table:table-cell>
          <table:table-cell table:style-name="ce3" office:value-type="float" office:value="158110" calcext:value-type="float">
            <text:p>158110</text:p>
          </table:table-cell>
          <table:table-cell table:style-name="Default" office:value-type="float" office:value="2758931" calcext:value-type="float">
            <text:p>2758931</text:p>
          </table:table-cell>
          <table:table-cell table:formula="of:=SUM([.B29]/[.G29])*100" office:value-type="float" office:value="8.01977287579863" calcext:value-type="float">
            <text:p>8.0197728758</text:p>
          </table:table-cell>
          <table:table-cell table:formula="of:=SUM([.C29]/[.B29])*100" office:value-type="float" office:value="46.2153123022688" calcext:value-type="float">
            <text:p>46.2153123023</text:p>
          </table:table-cell>
          <table:table-cell table:formula="of:=SUM([.D29]/[.B29])*100" office:value-type="float" office:value="28.602097080358" calcext:value-type="float">
            <text:p>28.6020970804</text:p>
          </table:table-cell>
          <table:table-cell table:formula="of:=SUM([.E29]/[.B29])*100" office:value-type="float" office:value="20.5789568833047" calcext:value-type="float">
            <text:p>20.5789568833</text:p>
          </table:table-cell>
          <table:table-cell table:formula="of:=SUM([.F29]/[.B29])*100" office:value-type="float" office:value="71.458917111091" calcext:value-type="float">
            <text:p>71.4589171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Hampshire</text:p>
          </table:table-cell>
          <table:table-cell table:style-name="ce3" office:value-type="float" office:value="137815" calcext:value-type="float">
            <text:p>137815</text:p>
          </table:table-cell>
          <table:table-cell table:style-name="ce3" office:value-type="float" office:value="76119" calcext:value-type="float">
            <text:p>76119</text:p>
          </table:table-cell>
          <table:table-cell table:style-name="ce3" office:value-type="float" office:value="35511" calcext:value-type="float">
            <text:p>35511</text:p>
          </table:table-cell>
          <table:table-cell table:style-name="ce3" office:value-type="float" office:value="4837" calcext:value-type="float">
            <text:p>4837</text:p>
          </table:table-cell>
          <table:table-cell table:style-name="ce3" office:value-type="float" office:value="127063" calcext:value-type="float">
            <text:p>127063</text:p>
          </table:table-cell>
          <table:table-cell table:style-name="Default" office:value-type="float" office:value="1320718" calcext:value-type="float">
            <text:p>1320718</text:p>
          </table:table-cell>
          <table:table-cell table:formula="of:=SUM([.B30]/[.G30])*100" office:value-type="float" office:value="10.4348543746659" calcext:value-type="float">
            <text:p>10.4348543747</text:p>
          </table:table-cell>
          <table:table-cell table:formula="of:=SUM([.C30]/[.B30])*100" office:value-type="float" office:value="55.2327395421398" calcext:value-type="float">
            <text:p>55.2327395421</text:p>
          </table:table-cell>
          <table:table-cell table:formula="of:=SUM([.D30]/[.B30])*100" office:value-type="float" office:value="25.7671516162972" calcext:value-type="float">
            <text:p>25.7671516163</text:p>
          </table:table-cell>
          <table:table-cell table:formula="of:=SUM([.E30]/[.B30])*100" office:value-type="float" office:value="3.50977760040634" calcext:value-type="float">
            <text:p>3.5097776004</text:p>
          </table:table-cell>
          <table:table-cell table:formula="of:=SUM([.F30]/[.B30])*100" office:value-type="float" office:value="92.19823676668" calcext:value-type="float">
            <text:p>92.19823676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Jersey</text:p>
          </table:table-cell>
          <table:table-cell table:style-name="ce3" office:value-type="float" office:value="781622" calcext:value-type="float">
            <text:p>781622</text:p>
          </table:table-cell>
          <table:table-cell table:style-name="ce3" office:value-type="float" office:value="449596" calcext:value-type="float">
            <text:p>449596</text:p>
          </table:table-cell>
          <table:table-cell table:style-name="ce3" office:value-type="float" office:value="213374" calcext:value-type="float">
            <text:p>213374</text:p>
          </table:table-cell>
          <table:table-cell table:style-name="ce3" office:value-type="float" office:value="182489" calcext:value-type="float">
            <text:p>182489</text:p>
          </table:table-cell>
          <table:table-cell table:style-name="ce3" office:value-type="float" office:value="563660" calcext:value-type="float">
            <text:p>563660</text:p>
          </table:table-cell>
          <table:table-cell table:style-name="Default" office:value-type="float" office:value="8864590" calcext:value-type="float">
            <text:p>8864590</text:p>
          </table:table-cell>
          <table:table-cell table:formula="of:=SUM([.B31]/[.G31])*100" office:value-type="float" office:value="8.81735083066448" calcext:value-type="float">
            <text:p>8.8173508307</text:p>
          </table:table-cell>
          <table:table-cell table:formula="of:=SUM([.C31]/[.B31])*100" office:value-type="float" office:value="57.5208988488042" calcext:value-type="float">
            <text:p>57.5208988488</text:p>
          </table:table-cell>
          <table:table-cell table:formula="of:=SUM([.D31]/[.B31])*100" office:value-type="float" office:value="27.2988733684569" calcext:value-type="float">
            <text:p>27.2988733685</text:p>
          </table:table-cell>
          <table:table-cell table:formula="of:=SUM([.E31]/[.B31])*100" office:value-type="float" office:value="23.3474748663676" calcext:value-type="float">
            <text:p>23.3474748664</text:p>
          </table:table-cell>
          <table:table-cell table:formula="of:=SUM([.F31]/[.B31])*100" office:value-type="float" office:value="72.1141421300833" calcext:value-type="float">
            <text:p>72.11414213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Mexico</text:p>
          </table:table-cell>
          <table:table-cell table:style-name="ce3" office:value-type="float" office:value="157231" calcext:value-type="float">
            <text:p>157231</text:p>
          </table:table-cell>
          <table:table-cell table:style-name="ce3" office:value-type="float" office:value="67167" calcext:value-type="float">
            <text:p>67167</text:p>
          </table:table-cell>
          <table:table-cell table:style-name="ce3" office:value-type="float" office:value="49915" calcext:value-type="float">
            <text:p>49915</text:p>
          </table:table-cell>
          <table:table-cell table:style-name="ce3" office:value-type="float" office:value="48976" calcext:value-type="float">
            <text:p>48976</text:p>
          </table:table-cell>
          <table:table-cell table:style-name="ce3" office:value-type="float" office:value="96255" calcext:value-type="float">
            <text:p>96255</text:p>
          </table:table-cell>
          <table:table-cell table:style-name="Default" office:value-type="float" office:value="2085538" calcext:value-type="float">
            <text:p>2085538</text:p>
          </table:table-cell>
          <table:table-cell table:formula="of:=SUM([.B32]/[.G32])*100" office:value-type="float" office:value="7.53910981243209" calcext:value-type="float">
            <text:p>7.5391098124</text:p>
          </table:table-cell>
          <table:table-cell table:formula="of:=SUM([.C32]/[.B32])*100" office:value-type="float" office:value="42.7186750704378" calcext:value-type="float">
            <text:p>42.7186750704</text:p>
          </table:table-cell>
          <table:table-cell table:formula="of:=SUM([.D32]/[.B32])*100" office:value-type="float" office:value="31.74628412972" calcext:value-type="float">
            <text:p>31.7462841297</text:p>
          </table:table-cell>
          <table:table-cell table:formula="of:=SUM([.E32]/[.B32])*100" office:value-type="float" office:value="31.1490736559584" calcext:value-type="float">
            <text:p>31.149073656</text:p>
          </table:table-cell>
          <table:table-cell table:formula="of:=SUM([.F32]/[.B32])*100" office:value-type="float" office:value="61.2188436122648" calcext:value-type="float">
            <text:p>61.21884361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York</text:p>
          </table:table-cell>
          <table:table-cell table:style-name="ce3" office:value-type="float" office:value="1956733" calcext:value-type="float">
            <text:p>1956733</text:p>
          </table:table-cell>
          <table:table-cell table:style-name="ce3" office:value-type="float" office:value="1110075" calcext:value-type="float">
            <text:p>1110075</text:p>
          </table:table-cell>
          <table:table-cell table:style-name="ce3" office:value-type="float" office:value="594517" calcext:value-type="float">
            <text:p>594517</text:p>
          </table:table-cell>
          <table:table-cell table:style-name="ce3" office:value-type="float" office:value="537544" calcext:value-type="float">
            <text:p>537544</text:p>
          </table:table-cell>
          <table:table-cell table:style-name="ce3" office:value-type="float" office:value="1332274" calcext:value-type="float">
            <text:p>1332274</text:p>
          </table:table-cell>
          <table:table-cell table:style-name="Default" office:value-type="float" office:value="19570261" calcext:value-type="float">
            <text:p>19570261</text:p>
          </table:table-cell>
          <table:table-cell table:formula="of:=SUM([.B33]/[.G33])*100" office:value-type="float" office:value="9.99850231941209" calcext:value-type="float">
            <text:p>9.9985023194</text:p>
          </table:table-cell>
          <table:table-cell table:formula="of:=SUM([.C33]/[.B33])*100" office:value-type="float" office:value="56.7310409749312" calcext:value-type="float">
            <text:p>56.7310409749</text:p>
          </table:table-cell>
          <table:table-cell table:formula="of:=SUM([.D33]/[.B33])*100" office:value-type="float" office:value="30.3831437401015" calcext:value-type="float">
            <text:p>30.3831437401</text:p>
          </table:table-cell>
          <table:table-cell table:formula="of:=SUM([.E33]/[.B33])*100" office:value-type="float" office:value="27.4715047990707" calcext:value-type="float">
            <text:p>27.4715047991</text:p>
          </table:table-cell>
          <table:table-cell table:formula="of:=SUM([.F33]/[.B33])*100" office:value-type="float" office:value="68.0866525990005" calcext:value-type="float">
            <text:p>68.0866525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rth Carolina</text:p>
          </table:table-cell>
          <table:table-cell table:style-name="ce3" office:value-type="float" office:value="798791" calcext:value-type="float">
            <text:p>798791</text:p>
          </table:table-cell>
          <table:table-cell table:style-name="ce3" office:value-type="float" office:value="421114" calcext:value-type="float">
            <text:p>421114</text:p>
          </table:table-cell>
          <table:table-cell table:style-name="ce3" office:value-type="float" office:value="225500" calcext:value-type="float">
            <text:p>225500</text:p>
          </table:table-cell>
          <table:table-cell table:style-name="ce3" office:value-type="float" office:value="131728" calcext:value-type="float">
            <text:p>131728</text:p>
          </table:table-cell>
          <table:table-cell table:style-name="ce3" office:value-type="float" office:value="634155" calcext:value-type="float">
            <text:p>634155</text:p>
          </table:table-cell>
          <table:table-cell table:style-name="Default" office:value-type="float" office:value="9752073" calcext:value-type="float">
            <text:p>9752073</text:p>
          </table:table-cell>
          <table:table-cell table:formula="of:=SUM([.B34]/[.G34])*100" office:value-type="float" office:value="8.19098667534585" calcext:value-type="float">
            <text:p>8.1909866753</text:p>
          </table:table-cell>
          <table:table-cell table:formula="of:=SUM([.C34]/[.B34])*100" office:value-type="float" office:value="52.7189214700716" calcext:value-type="float">
            <text:p>52.7189214701</text:p>
          </table:table-cell>
          <table:table-cell table:formula="of:=SUM([.D34]/[.B34])*100" office:value-type="float" office:value="28.2301628335823" calcext:value-type="float">
            <text:p>28.2301628336</text:p>
          </table:table-cell>
          <table:table-cell table:formula="of:=SUM([.E34]/[.B34])*100" office:value-type="float" office:value="16.49092190573" calcext:value-type="float">
            <text:p>16.4909219057</text:p>
          </table:table-cell>
          <table:table-cell table:formula="of:=SUM([.F34]/[.B34])*100" office:value-type="float" office:value="79.3893521584495" calcext:value-type="float">
            <text:p>79.38935215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rth Dakota</text:p>
          </table:table-cell>
          <table:table-cell table:style-name="ce3" office:value-type="float" office:value="61546" calcext:value-type="float">
            <text:p>61546</text:p>
          </table:table-cell>
          <table:table-cell table:style-name="ce3" office:value-type="float" office:value="28320" calcext:value-type="float">
            <text:p>28320</text:p>
          </table:table-cell>
          <table:table-cell table:style-name="ce3" office:value-type="float" office:value="15236" calcext:value-type="float">
            <text:p>15236</text:p>
          </table:table-cell>
          <table:table-cell table:style-name="ce3" office:value-type="float" office:value="1773" calcext:value-type="float">
            <text:p>1773</text:p>
          </table:table-cell>
          <table:table-cell table:style-name="ce3" office:value-type="float" office:value="56215" calcext:value-type="float">
            <text:p>56215</text:p>
          </table:table-cell>
          <table:table-cell table:style-name="Default" office:value-type="float" office:value="699628" calcext:value-type="float">
            <text:p>699628</text:p>
          </table:table-cell>
          <table:table-cell table:formula="of:=SUM([.B35]/[.G35])*100" office:value-type="float" office:value="8.79696067052777" calcext:value-type="float">
            <text:p>8.7969606705</text:p>
          </table:table-cell>
          <table:table-cell table:formula="of:=SUM([.C35]/[.B35])*100" office:value-type="float" office:value="46.014363240503" calcext:value-type="float">
            <text:p>46.0143632405</text:p>
          </table:table-cell>
          <table:table-cell table:formula="of:=SUM([.D35]/[.B35])*100" office:value-type="float" office:value="24.7554674552367" calcext:value-type="float">
            <text:p>24.7554674552</text:p>
          </table:table-cell>
          <table:table-cell table:formula="of:=SUM([.E35]/[.B35])*100" office:value-type="float" office:value="2.88077210541709" calcext:value-type="float">
            <text:p>2.8807721054</text:p>
          </table:table-cell>
          <table:table-cell table:formula="of:=SUM([.F35]/[.B35])*100" office:value-type="float" office:value="91.3381860722062" calcext:value-type="float">
            <text:p>91.33818607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hio</text:p>
          </table:table-cell>
          <table:table-cell table:style-name="ce3" office:value-type="float" office:value="897939" calcext:value-type="float">
            <text:p>897939</text:p>
          </table:table-cell>
          <table:table-cell table:style-name="ce3" office:value-type="float" office:value="485218" calcext:value-type="float">
            <text:p>485218</text:p>
          </table:table-cell>
          <table:table-cell table:style-name="ce3" office:value-type="float" office:value="249180" calcext:value-type="float">
            <text:p>249180</text:p>
          </table:table-cell>
          <table:table-cell table:style-name="ce3" office:value-type="float" office:value="82387" calcext:value-type="float">
            <text:p>82387</text:p>
          </table:table-cell>
          <table:table-cell table:style-name="ce3" office:value-type="float" office:value="781252" calcext:value-type="float">
            <text:p>781252</text:p>
          </table:table-cell>
          <table:table-cell table:style-name="Default" office:value-type="float" office:value="11544225" calcext:value-type="float">
            <text:p>11544225</text:p>
          </table:table-cell>
          <table:table-cell table:formula="of:=SUM([.B36]/[.G36])*100" office:value-type="float" office:value="7.77825276274501" calcext:value-type="float">
            <text:p>7.7782527627</text:p>
          </table:table-cell>
          <table:table-cell table:formula="of:=SUM([.C36]/[.B36])*100" office:value-type="float" office:value="54.0368555102295" calcext:value-type="float">
            <text:p>54.0368555102</text:p>
          </table:table-cell>
          <table:table-cell table:formula="of:=SUM([.D36]/[.B36])*100" office:value-type="float" office:value="27.750214658234" calcext:value-type="float">
            <text:p>27.7502146582</text:p>
          </table:table-cell>
          <table:table-cell table:formula="of:=SUM([.E36]/[.B36])*100" office:value-type="float" office:value="9.17512214081357" calcext:value-type="float">
            <text:p>9.1751221408</text:p>
          </table:table-cell>
          <table:table-cell table:formula="of:=SUM([.F36]/[.B36])*100" office:value-type="float" office:value="87.0050192719105" calcext:value-type="float">
            <text:p>87.00501927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klahoma</text:p>
          </table:table-cell>
          <table:table-cell table:style-name="ce3" office:value-type="float" office:value="333797" calcext:value-type="float">
            <text:p>333797</text:p>
          </table:table-cell>
          <table:table-cell table:style-name="ce3" office:value-type="float" office:value="153769" calcext:value-type="float">
            <text:p>153769</text:p>
          </table:table-cell>
          <table:table-cell table:style-name="ce3" office:value-type="float" office:value="84385" calcext:value-type="float">
            <text:p>84385</text:p>
          </table:table-cell>
          <table:table-cell table:style-name="ce3" office:value-type="float" office:value="44941" calcext:value-type="float">
            <text:p>44941</text:p>
          </table:table-cell>
          <table:table-cell table:style-name="ce3" office:value-type="float" office:value="265958" calcext:value-type="float">
            <text:p>265958</text:p>
          </table:table-cell>
          <table:table-cell table:style-name="Default" office:value-type="float" office:value="3814820" calcext:value-type="float">
            <text:p>3814820</text:p>
          </table:table-cell>
          <table:table-cell table:formula="of:=SUM([.B37]/[.G37])*100" office:value-type="float" office:value="8.75000655338915" calcext:value-type="float">
            <text:p>8.7500065534</text:p>
          </table:table-cell>
          <table:table-cell table:formula="of:=SUM([.C37]/[.B37])*100" office:value-type="float" office:value="46.0666213297303" calcext:value-type="float">
            <text:p>46.0666213297</text:p>
          </table:table-cell>
          <table:table-cell table:formula="of:=SUM([.D37]/[.B37])*100" office:value-type="float" office:value="25.28033505394" calcext:value-type="float">
            <text:p>25.2803350539</text:p>
          </table:table-cell>
          <table:table-cell table:formula="of:=SUM([.E37]/[.B37])*100" office:value-type="float" office:value="13.46357217111" calcext:value-type="float">
            <text:p>13.4635721711</text:p>
          </table:table-cell>
          <table:table-cell table:formula="of:=SUM([.F37]/[.B37])*100" office:value-type="float" office:value="79.6765698912812" calcext:value-type="float">
            <text:p>79.67656989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egon</text:p>
          </table:table-cell>
          <table:table-cell table:style-name="ce3" office:value-type="float" office:value="348154" calcext:value-type="float">
            <text:p>348154</text:p>
          </table:table-cell>
          <table:table-cell table:style-name="ce3" office:value-type="float" office:value="152706" calcext:value-type="float">
            <text:p>152706</text:p>
          </table:table-cell>
          <table:table-cell table:style-name="ce3" office:value-type="float" office:value="103553" calcext:value-type="float">
            <text:p>103553</text:p>
          </table:table-cell>
          <table:table-cell table:style-name="ce3" office:value-type="float" office:value="31659" calcext:value-type="float">
            <text:p>31659</text:p>
          </table:table-cell>
          <table:table-cell table:style-name="ce3" office:value-type="float" office:value="296239" calcext:value-type="float">
            <text:p>296239</text:p>
          </table:table-cell>
          <table:table-cell table:style-name="Default" office:value-type="float" office:value="3899353" calcext:value-type="float">
            <text:p>3899353</text:p>
          </table:table-cell>
          <table:table-cell table:formula="of:=SUM([.B38]/[.G38])*100" office:value-type="float" office:value="8.92850685741968" calcext:value-type="float">
            <text:p>8.9285068574</text:p>
          </table:table-cell>
          <table:table-cell table:formula="of:=SUM([.C38]/[.B38])*100" office:value-type="float" office:value="43.8616244535464" calcext:value-type="float">
            <text:p>43.8616244535</text:p>
          </table:table-cell>
          <table:table-cell table:formula="of:=SUM([.D38]/[.B38])*100" office:value-type="float" office:value="29.7434468654676" calcext:value-type="float">
            <text:p>29.7434468655</text:p>
          </table:table-cell>
          <table:table-cell table:formula="of:=SUM([.E38]/[.B38])*100" office:value-type="float" office:value="9.09338970685386" calcext:value-type="float">
            <text:p>9.0933897069</text:p>
          </table:table-cell>
          <table:table-cell table:formula="of:=SUM([.F38]/[.B38])*100" office:value-type="float" office:value="85.0884953210361" calcext:value-type="float">
            <text:p>85.0884953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nnsylvania</text:p>
          </table:table-cell>
          <table:table-cell table:style-name="ce3" office:value-type="float" office:value="981501" calcext:value-type="float">
            <text:p>981501</text:p>
          </table:table-cell>
          <table:table-cell table:style-name="ce3" office:value-type="float" office:value="552636" calcext:value-type="float">
            <text:p>552636</text:p>
          </table:table-cell>
          <table:table-cell table:style-name="ce3" office:value-type="float" office:value="265038" calcext:value-type="float">
            <text:p>265038</text:p>
          </table:table-cell>
          <table:table-cell table:style-name="ce3" office:value-type="float" office:value="96208" calcext:value-type="float">
            <text:p>96208</text:p>
          </table:table-cell>
          <table:table-cell table:style-name="ce3" office:value-type="float" office:value="849521" calcext:value-type="float">
            <text:p>849521</text:p>
          </table:table-cell>
          <table:table-cell table:style-name="Default" office:value-type="float" office:value="12763536" calcext:value-type="float">
            <text:p>12763536</text:p>
          </table:table-cell>
          <table:table-cell table:formula="of:=SUM([.B39]/[.G39])*100" office:value-type="float" office:value="7.68988311702964" calcext:value-type="float">
            <text:p>7.689883117</text:p>
          </table:table-cell>
          <table:table-cell table:formula="of:=SUM([.C39]/[.B39])*100" office:value-type="float" office:value="56.3051897043406" calcext:value-type="float">
            <text:p>56.3051897043</text:p>
          </table:table-cell>
          <table:table-cell table:formula="of:=SUM([.D39]/[.B39])*100" office:value-type="float" office:value="27.0033346884007" calcext:value-type="float">
            <text:p>27.0033346884</text:p>
          </table:table-cell>
          <table:table-cell table:formula="of:=SUM([.E39]/[.B39])*100" office:value-type="float" office:value="9.80212959538503" calcext:value-type="float">
            <text:p>9.8021295954</text:p>
          </table:table-cell>
          <table:table-cell table:formula="of:=SUM([.F39]/[.B39])*100" office:value-type="float" office:value="86.5532485448308" calcext:value-type="float">
            <text:p>86.55324854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hode Island</text:p>
          </table:table-cell>
          <table:table-cell table:style-name="ce3" office:value-type="float" office:value="96822" calcext:value-type="float">
            <text:p>96822</text:p>
          </table:table-cell>
          <table:table-cell table:style-name="ce3" office:value-type="float" office:value="54882" calcext:value-type="float">
            <text:p>54882</text:p>
          </table:table-cell>
          <table:table-cell table:style-name="ce3" office:value-type="float" office:value="26412" calcext:value-type="float">
            <text:p>26412</text:p>
          </table:table-cell>
          <table:table-cell table:style-name="ce3" office:value-type="float" office:value="9823" calcext:value-type="float">
            <text:p>9823</text:p>
          </table:table-cell>
          <table:table-cell table:style-name="ce3" office:value-type="float" office:value="81831" calcext:value-type="float">
            <text:p>81831</text:p>
          </table:table-cell>
          <table:table-cell table:style-name="Default" office:value-type="float" office:value="1050292" calcext:value-type="float">
            <text:p>1050292</text:p>
          </table:table-cell>
          <table:table-cell table:formula="of:=SUM([.B40]/[.G40])*100" office:value-type="float" office:value="9.21857921416139" calcext:value-type="float">
            <text:p>9.2185792142</text:p>
          </table:table-cell>
          <table:table-cell table:formula="of:=SUM([.C40]/[.B40])*100" office:value-type="float" office:value="56.6833984011898" calcext:value-type="float">
            <text:p>56.6833984012</text:p>
          </table:table-cell>
          <table:table-cell table:formula="of:=SUM([.D40]/[.B40])*100" office:value-type="float" office:value="27.2789242114395" calcext:value-type="float">
            <text:p>27.2789242114</text:p>
          </table:table-cell>
          <table:table-cell table:formula="of:=SUM([.E40]/[.B40])*100" office:value-type="float" office:value="10.1454214951147" calcext:value-type="float">
            <text:p>10.1454214951</text:p>
          </table:table-cell>
          <table:table-cell table:formula="of:=SUM([.F40]/[.B40])*100" office:value-type="float" office:value="84.5169486273781" calcext:value-type="float">
            <text:p>84.51694862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h Carolina</text:p>
          </table:table-cell>
          <table:table-cell table:style-name="ce3" office:value-type="float" office:value="360397" calcext:value-type="float">
            <text:p>360397</text:p>
          </table:table-cell>
          <table:table-cell table:style-name="ce3" office:value-type="float" office:value="198870" calcext:value-type="float">
            <text:p>198870</text:p>
          </table:table-cell>
          <table:table-cell table:style-name="ce3" office:value-type="float" office:value="99445" calcext:value-type="float">
            <text:p>99445</text:p>
          </table:table-cell>
          <table:table-cell table:style-name="ce3" office:value-type="float" office:value="57557" calcext:value-type="float">
            <text:p>57557</text:p>
          </table:table-cell>
          <table:table-cell table:style-name="ce3" office:value-type="float" office:value="287656" calcext:value-type="float">
            <text:p>287656</text:p>
          </table:table-cell>
          <table:table-cell table:style-name="Default" office:value-type="float" office:value="4723723" calcext:value-type="float">
            <text:p>4723723</text:p>
          </table:table-cell>
          <table:table-cell table:formula="of:=SUM([.B41]/[.G41])*100" office:value-type="float" office:value="7.62951172200402" calcext:value-type="float">
            <text:p>7.629511722</text:p>
          </table:table-cell>
          <table:table-cell table:formula="of:=SUM([.C41]/[.B41])*100" office:value-type="float" office:value="55.1808144906867" calcext:value-type="float">
            <text:p>55.1808144907</text:p>
          </table:table-cell>
          <table:table-cell table:formula="of:=SUM([.D41]/[.B41])*100" office:value-type="float" office:value="27.5931819632239" calcext:value-type="float">
            <text:p>27.5931819632</text:p>
          </table:table-cell>
          <table:table-cell table:formula="of:=SUM([.E41]/[.B41])*100" office:value-type="float" office:value="15.9704437051363" calcext:value-type="float">
            <text:p>15.9704437051</text:p>
          </table:table-cell>
          <table:table-cell table:formula="of:=SUM([.F41]/[.B41])*100" office:value-type="float" office:value="79.8164246650222" calcext:value-type="float">
            <text:p>79.8164246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h Dakota</text:p>
          </table:table-cell>
          <table:table-cell table:style-name="ce3" office:value-type="float" office:value="76997" calcext:value-type="float">
            <text:p>76997</text:p>
          </table:table-cell>
          <table:table-cell table:style-name="ce3" office:value-type="float" office:value="34776" calcext:value-type="float">
            <text:p>34776</text:p>
          </table:table-cell>
          <table:table-cell table:style-name="ce3" office:value-type="float" office:value="17074" calcext:value-type="float">
            <text:p>17074</text:p>
          </table:table-cell>
          <table:table-cell table:style-name="ce3" office:value-type="float" office:value="2882" calcext:value-type="float">
            <text:p>2882</text:p>
          </table:table-cell>
          <table:table-cell table:style-name="ce3" office:value-type="float" office:value="70219" calcext:value-type="float">
            <text:p>70219</text:p>
          </table:table-cell>
          <table:table-cell table:style-name="Default" office:value-type="float" office:value="833354" calcext:value-type="float">
            <text:p>833354</text:p>
          </table:table-cell>
          <table:table-cell table:formula="of:=SUM([.B42]/[.G42])*100" office:value-type="float" office:value="9.23941086261061" calcext:value-type="float">
            <text:p>9.2394108626</text:p>
          </table:table-cell>
          <table:table-cell table:formula="of:=SUM([.C42]/[.B42])*100" office:value-type="float" office:value="45.1653960543917" calcext:value-type="float">
            <text:p>45.1653960544</text:p>
          </table:table-cell>
          <table:table-cell table:formula="of:=SUM([.D42]/[.B42])*100" office:value-type="float" office:value="22.1748899307765" calcext:value-type="float">
            <text:p>22.1748899308</text:p>
          </table:table-cell>
          <table:table-cell table:formula="of:=SUM([.E42]/[.B42])*100" office:value-type="float" office:value="3.74300297414185" calcext:value-type="float">
            <text:p>3.7430029741</text:p>
          </table:table-cell>
          <table:table-cell table:formula="of:=SUM([.F42]/[.B42])*100" office:value-type="float" office:value="91.1970596256997" calcext:value-type="float">
            <text:p>91.19705962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nnessee</text:p>
          </table:table-cell>
          <table:table-cell table:style-name="ce3" office:value-type="float" office:value="545348" calcext:value-type="float">
            <text:p>545348</text:p>
          </table:table-cell>
          <table:table-cell table:style-name="ce3" office:value-type="float" office:value="297113" calcext:value-type="float">
            <text:p>297113</text:p>
          </table:table-cell>
          <table:table-cell table:style-name="ce3" office:value-type="float" office:value="141444" calcext:value-type="float">
            <text:p>141444</text:p>
          </table:table-cell>
          <table:table-cell table:style-name="ce3" office:value-type="float" office:value="68218" calcext:value-type="float">
            <text:p>68218</text:p>
          </table:table-cell>
          <table:table-cell table:style-name="ce3" office:value-type="float" office:value="459095" calcext:value-type="float">
            <text:p>459095</text:p>
          </table:table-cell>
          <table:table-cell table:style-name="Default" office:value-type="float" office:value="6456243" calcext:value-type="float">
            <text:p>6456243</text:p>
          </table:table-cell>
          <table:table-cell table:formula="of:=SUM([.B43]/[.G43])*100" office:value-type="float" office:value="8.44683200430963" calcext:value-type="float">
            <text:p>8.4468320043</text:p>
          </table:table-cell>
          <table:table-cell table:formula="of:=SUM([.C43]/[.B43])*100" office:value-type="float" office:value="54.4813586920645" calcext:value-type="float">
            <text:p>54.4813586921</text:p>
          </table:table-cell>
          <table:table-cell table:formula="of:=SUM([.D43]/[.B43])*100" office:value-type="float" office:value="25.9364662564088" calcext:value-type="float">
            <text:p>25.9364662564</text:p>
          </table:table-cell>
          <table:table-cell table:formula="of:=SUM([.E43]/[.B43])*100" office:value-type="float" office:value="12.5090767729963" calcext:value-type="float">
            <text:p>12.509076773</text:p>
          </table:table-cell>
          <table:table-cell table:formula="of:=SUM([.F43]/[.B43])*100" office:value-type="float" office:value="84.1838605807668" calcext:value-type="float">
            <text:p>84.18386058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xas</text:p>
          </table:table-cell>
          <table:table-cell table:style-name="ce3" office:value-type="float" office:value="2164852" calcext:value-type="float">
            <text:p>2164852</text:p>
          </table:table-cell>
          <table:table-cell table:style-name="ce3" office:value-type="float" office:value="1090854" calcext:value-type="float">
            <text:p>1090854</text:p>
          </table:table-cell>
          <table:table-cell table:style-name="ce3" office:value-type="float" office:value="609947" calcext:value-type="float">
            <text:p>609947</text:p>
          </table:table-cell>
          <table:table-cell table:style-name="ce3" office:value-type="float" office:value="723057" calcext:value-type="float">
            <text:p>723057</text:p>
          </table:table-cell>
          <table:table-cell table:style-name="ce3" office:value-type="float" office:value="1341716" calcext:value-type="float">
            <text:p>1341716</text:p>
          </table:table-cell>
          <table:table-cell table:style-name="Default" office:value-type="float" office:value="26059203" calcext:value-type="float">
            <text:p>26059203</text:p>
          </table:table-cell>
          <table:table-cell table:formula="of:=SUM([.B44]/[.G44])*100" office:value-type="float" office:value="8.30743749146894" calcext:value-type="float">
            <text:p>8.3074374915</text:p>
          </table:table-cell>
          <table:table-cell table:formula="of:=SUM([.C44]/[.B44])*100" office:value-type="float" office:value="50.389310678051" calcext:value-type="float">
            <text:p>50.3893106781</text:p>
          </table:table-cell>
          <table:table-cell table:formula="of:=SUM([.D44]/[.B44])*100" office:value-type="float" office:value="28.1749976441808" calcext:value-type="float">
            <text:p>28.1749976442</text:p>
          </table:table-cell>
          <table:table-cell table:formula="of:=SUM([.E44]/[.B44])*100" office:value-type="float" office:value="33.399835185038" calcext:value-type="float">
            <text:p>33.399835185</text:p>
          </table:table-cell>
          <table:table-cell table:formula="of:=SUM([.F44]/[.B44])*100" office:value-type="float" office:value="61.9772621869763" calcext:value-type="float">
            <text:p>61.9772621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ah</text:p>
          </table:table-cell>
          <table:table-cell table:style-name="ce3" office:value-type="float" office:value="246393" calcext:value-type="float">
            <text:p>246393</text:p>
          </table:table-cell>
          <table:table-cell table:style-name="ce3" office:value-type="float" office:value="120506" calcext:value-type="float">
            <text:p>120506</text:p>
          </table:table-cell>
          <table:table-cell table:style-name="ce3" office:value-type="float" office:value="61487" calcext:value-type="float">
            <text:p>61487</text:p>
          </table:table-cell>
          <table:table-cell table:style-name="ce3" office:value-type="float" office:value="16042" calcext:value-type="float">
            <text:p>16042</text:p>
          </table:table-cell>
          <table:table-cell table:style-name="ce3" office:value-type="float" office:value="215536" calcext:value-type="float">
            <text:p>215536</text:p>
          </table:table-cell>
          <table:table-cell table:style-name="Default" office:value-type="float" office:value="2855287" calcext:value-type="float">
            <text:p>2855287</text:p>
          </table:table-cell>
          <table:table-cell table:formula="of:=SUM([.B45]/[.G45])*100" office:value-type="float" office:value="8.62936020091851" calcext:value-type="float">
            <text:p>8.6293602009</text:p>
          </table:table-cell>
          <table:table-cell table:formula="of:=SUM([.C45]/[.B45])*100" office:value-type="float" office:value="48.9080452772603" calcext:value-type="float">
            <text:p>48.9080452773</text:p>
          </table:table-cell>
          <table:table-cell table:formula="of:=SUM([.D45]/[.B45])*100" office:value-type="float" office:value="24.9548485549508" calcext:value-type="float">
            <text:p>24.954848555</text:p>
          </table:table-cell>
          <table:table-cell table:formula="of:=SUM([.E45]/[.B45])*100" office:value-type="float" office:value="6.51073691216877" calcext:value-type="float">
            <text:p>6.5107369122</text:p>
          </table:table-cell>
          <table:table-cell table:formula="of:=SUM([.F45]/[.B45])*100" office:value-type="float" office:value="87.4765111021823" calcext:value-type="float">
            <text:p>87.47651110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ermont</text:p>
          </table:table-cell>
          <table:table-cell table:style-name="ce3" office:value-type="float" office:value="78729" calcext:value-type="float">
            <text:p>78729</text:p>
          </table:table-cell>
          <table:table-cell table:style-name="ce3" office:value-type="float" office:value="39008" calcext:value-type="float">
            <text:p>39008</text:p>
          </table:table-cell>
          <table:table-cell table:style-name="ce3" office:value-type="float" office:value="20447" calcext:value-type="float">
            <text:p>20447</text:p>
          </table:table-cell>
          <table:table-cell table:style-name="ce3" office:value-type="float" office:value="1794" calcext:value-type="float">
            <text:p>1794</text:p>
          </table:table-cell>
          <table:table-cell table:style-name="ce3" office:value-type="float" office:value="73001" calcext:value-type="float">
            <text:p>73001</text:p>
          </table:table-cell>
          <table:table-cell table:style-name="Default" office:value-type="float" office:value="626011" calcext:value-type="float">
            <text:p>626011</text:p>
          </table:table-cell>
          <table:table-cell table:formula="of:=SUM([.B46]/[.G46])*100" office:value-type="float" office:value="12.5762965826479" calcext:value-type="float">
            <text:p>12.5762965826</text:p>
          </table:table-cell>
          <table:table-cell table:formula="of:=SUM([.C46]/[.B46])*100" office:value-type="float" office:value="49.5471808355244" calcext:value-type="float">
            <text:p>49.5471808355</text:p>
          </table:table-cell>
          <table:table-cell table:formula="of:=SUM([.D46]/[.B46])*100" office:value-type="float" office:value="25.9713701431493" calcext:value-type="float">
            <text:p>25.9713701431</text:p>
          </table:table-cell>
          <table:table-cell table:formula="of:=SUM([.E46]/[.B46])*100" office:value-type="float" office:value="2.27870289219982" calcext:value-type="float">
            <text:p>2.2787028922</text:p>
          </table:table-cell>
          <table:table-cell table:formula="of:=SUM([.F46]/[.B46])*100" office:value-type="float" office:value="92.7244090487622" calcext:value-type="float">
            <text:p>92.72440904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rginia</text:p>
          </table:table-cell>
          <table:table-cell table:style-name="ce3" office:value-type="float" office:value="638643" calcext:value-type="float">
            <text:p>638643</text:p>
          </table:table-cell>
          <table:table-cell table:style-name="ce3" office:value-type="float" office:value="330968" calcext:value-type="float">
            <text:p>330968</text:p>
          </table:table-cell>
          <table:table-cell table:style-name="ce3" office:value-type="float" office:value="192033" calcext:value-type="float">
            <text:p>192033</text:p>
          </table:table-cell>
          <table:table-cell table:style-name="ce3" office:value-type="float" office:value="138256" calcext:value-type="float">
            <text:p>138256</text:p>
          </table:table-cell>
          <table:table-cell table:style-name="ce3" office:value-type="float" office:value="470608" calcext:value-type="float">
            <text:p>470608</text:p>
          </table:table-cell>
          <table:table-cell table:style-name="Default" office:value-type="float" office:value="8185867" calcext:value-type="float">
            <text:p>8185867</text:p>
          </table:table-cell>
          <table:table-cell table:formula="of:=SUM([.B47]/[.G47])*100" office:value-type="float" office:value="7.80177591451217" calcext:value-type="float">
            <text:p>7.8017759145</text:p>
          </table:table-cell>
          <table:table-cell table:formula="of:=SUM([.C47]/[.B47])*100" office:value-type="float" office:value="51.8236322953512" calcext:value-type="float">
            <text:p>51.8236322954</text:p>
          </table:table-cell>
          <table:table-cell table:formula="of:=SUM([.D47]/[.B47])*100" office:value-type="float" office:value="30.0689117394225" calcext:value-type="float">
            <text:p>30.0689117394</text:p>
          </table:table-cell>
          <table:table-cell table:formula="of:=SUM([.E47]/[.B47])*100" office:value-type="float" office:value="21.6484013760426" calcext:value-type="float">
            <text:p>21.648401376</text:p>
          </table:table-cell>
          <table:table-cell table:formula="of:=SUM([.F47]/[.B47])*100" office:value-type="float" office:value="73.6887431632383" calcext:value-type="float">
            <text:p>73.68874316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shington</text:p>
          </table:table-cell>
          <table:table-cell table:style-name="ce3" office:value-type="float" office:value="551340" calcext:value-type="float">
            <text:p>551340</text:p>
          </table:table-cell>
          <table:table-cell table:style-name="ce3" office:value-type="float" office:value="238882" calcext:value-type="float">
            <text:p>238882</text:p>
          </table:table-cell>
          <table:table-cell table:style-name="ce3" office:value-type="float" office:value="157990" calcext:value-type="float">
            <text:p>157990</text:p>
          </table:table-cell>
          <table:table-cell table:style-name="ce3" office:value-type="float" office:value="71465" calcext:value-type="float">
            <text:p>71465</text:p>
          </table:table-cell>
          <table:table-cell table:style-name="ce3" office:value-type="float" office:value="445944" calcext:value-type="float">
            <text:p>445944</text:p>
          </table:table-cell>
          <table:table-cell table:style-name="Default" office:value-type="float" office:value="6897012" calcext:value-type="float">
            <text:p>6897012</text:p>
          </table:table-cell>
          <table:table-cell table:formula="of:=SUM([.B48]/[.G48])*100" office:value-type="float" office:value="7.99389648734843" calcext:value-type="float">
            <text:p>7.9938964873</text:p>
          </table:table-cell>
          <table:table-cell table:formula="of:=SUM([.C48]/[.B48])*100" office:value-type="float" office:value="43.3275292922697" calcext:value-type="float">
            <text:p>43.3275292923</text:p>
          </table:table-cell>
          <table:table-cell table:formula="of:=SUM([.D48]/[.B48])*100" office:value-type="float" office:value="28.6556389886458" calcext:value-type="float">
            <text:p>28.6556389886</text:p>
          </table:table-cell>
          <table:table-cell table:formula="of:=SUM([.E48]/[.B48])*100" office:value-type="float" office:value="12.9620560815468" calcext:value-type="float">
            <text:p>12.9620560815</text:p>
          </table:table-cell>
          <table:table-cell table:formula="of:=SUM([.F48]/[.B48])*100" office:value-type="float" office:value="80.8836652519317" calcext:value-type="float">
            <text:p>80.88366525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st Virginia</text:p>
          </table:table-cell>
          <table:table-cell table:style-name="ce3" office:value-type="float" office:value="120381" calcext:value-type="float">
            <text:p>120381</text:p>
          </table:table-cell>
          <table:table-cell table:style-name="ce3" office:value-type="float" office:value="62474" calcext:value-type="float">
            <text:p>62474</text:p>
          </table:table-cell>
          <table:table-cell table:style-name="ce3" office:value-type="float" office:value="33785" calcext:value-type="float">
            <text:p>33785</text:p>
          </table:table-cell>
          <table:table-cell table:style-name="ce3" office:value-type="float" office:value="4433" calcext:value-type="float">
            <text:p>4433</text:p>
          </table:table-cell>
          <table:table-cell table:style-name="ce3" office:value-type="float" office:value="110819" calcext:value-type="float">
            <text:p>110819</text:p>
          </table:table-cell>
          <table:table-cell table:style-name="Default" office:value-type="float" office:value="1855413" calcext:value-type="float">
            <text:p>1855413</text:p>
          </table:table-cell>
          <table:table-cell table:formula="of:=SUM([.B49]/[.G49])*100" office:value-type="float" office:value="6.4880972592086" calcext:value-type="float">
            <text:p>6.4880972592</text:p>
          </table:table-cell>
          <table:table-cell table:formula="of:=SUM([.C49]/[.B49])*100" office:value-type="float" office:value="51.8968940281274" calcext:value-type="float">
            <text:p>51.8968940281</text:p>
          </table:table-cell>
          <table:table-cell table:formula="of:=SUM([.D49]/[.B49])*100" office:value-type="float" office:value="28.0650601008465" calcext:value-type="float">
            <text:p>28.0650601008</text:p>
          </table:table-cell>
          <table:table-cell table:formula="of:=SUM([.E49]/[.B49])*100" office:value-type="float" office:value="3.68247480914762" calcext:value-type="float">
            <text:p>3.6824748091</text:p>
          </table:table-cell>
          <table:table-cell table:formula="of:=SUM([.F49]/[.B49])*100" office:value-type="float" office:value="92.056886053447" calcext:value-type="float">
            <text:p>92.05688605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sconsin</text:p>
          </table:table-cell>
          <table:table-cell table:style-name="ce4" office:value-type="float" office:value="433797" calcext:value-type="float">
            <text:p>433797</text:p>
          </table:table-cell>
          <table:table-cell table:style-name="ce4" office:value-type="float" office:value="212462" calcext:value-type="float">
            <text:p>212462</text:p>
          </table:table-cell>
          <table:table-cell table:style-name="ce4" office:value-type="float" office:value="112421" calcext:value-type="float">
            <text:p>112421</text:p>
          </table:table-cell>
          <table:table-cell table:style-name="ce4" office:value-type="float" office:value="26030" calcext:value-type="float">
            <text:p>26030</text:p>
          </table:table-cell>
          <table:table-cell table:style-name="ce3" office:value-type="float" office:value="387603" calcext:value-type="float">
            <text:p>387603</text:p>
          </table:table-cell>
          <table:table-cell table:style-name="Default" office:value-type="float" office:value="5726398" calcext:value-type="float">
            <text:p>5726398</text:p>
          </table:table-cell>
          <table:table-cell table:formula="of:=SUM([.B50]/[.G50])*100" office:value-type="float" office:value="7.57539032389995" calcext:value-type="float">
            <text:p>7.5753903239</text:p>
          </table:table-cell>
          <table:table-cell table:formula="of:=SUM([.C50]/[.B50])*100" office:value-type="float" office:value="48.9772866110185" calcext:value-type="float">
            <text:p>48.977286611</text:p>
          </table:table-cell>
          <table:table-cell table:formula="of:=SUM([.D50]/[.B50])*100" office:value-type="float" office:value="25.9155780238222" calcext:value-type="float">
            <text:p>25.9155780238</text:p>
          </table:table-cell>
          <table:table-cell table:formula="of:=SUM([.E50]/[.B50])*100" office:value-type="float" office:value="6.00050253920613" calcext:value-type="float">
            <text:p>6.0005025392</text:p>
          </table:table-cell>
          <table:table-cell table:formula="of:=SUM([.F50]/[.B50])*100" office:value-type="float" office:value="89.3512403266966" calcext:value-type="float">
            <text:p>89.35124032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yoming</text:p>
          </table:table-cell>
          <table:table-cell table:style-name="ce3" office:value-type="float" office:value="61179" calcext:value-type="float">
            <text:p>61179</text:p>
          </table:table-cell>
          <table:table-cell table:style-name="ce3" office:value-type="float" office:value="26121" calcext:value-type="float">
            <text:p>26121</text:p>
          </table:table-cell>
          <table:table-cell table:style-name="ce3" office:value-type="float" office:value="15608" calcext:value-type="float">
            <text:p>15608</text:p>
          </table:table-cell>
          <table:table-cell table:style-name="ce3" office:value-type="float" office:value="2655" calcext:value-type="float">
            <text:p>2655</text:p>
          </table:table-cell>
          <table:table-cell table:style-name="ce3" office:value-type="float" office:value="54526" calcext:value-type="float">
            <text:p>54526</text:p>
          </table:table-cell>
          <table:table-cell table:style-name="Default" office:value-type="float" office:value="576412" calcext:value-type="float">
            <text:p>576412</text:p>
          </table:table-cell>
          <table:table-cell table:formula="of:=SUM([.B51]/[.G51])*100" office:value-type="float" office:value="10.6137623782989" calcext:value-type="float">
            <text:p>10.6137623783</text:p>
          </table:table-cell>
          <table:table-cell table:formula="of:=SUM([.C51]/[.B51])*100" office:value-type="float" office:value="42.6960231451969" calcext:value-type="float">
            <text:p>42.6960231452</text:p>
          </table:table-cell>
          <table:table-cell table:formula="of:=SUM([.D51]/[.B51])*100" office:value-type="float" office:value="25.5120220990863" calcext:value-type="float">
            <text:p>25.5120220991</text:p>
          </table:table-cell>
          <table:table-cell table:formula="of:=SUM([.E51]/[.B51])*100" office:value-type="float" office:value="4.33972441524052" calcext:value-type="float">
            <text:p>4.3397244152</text:p>
          </table:table-cell>
          <table:table-cell table:formula="of:=SUM([.F51]/[.B51])*100" office:value-type="float" office:value="89.1253534709623" calcext:value-type="float">
            <text:p>89.125353471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5"/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15:47:11.03454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09:29:14.990910000</meta:creation-date>
    <dc:date>2016-03-30T15:55:53.792649000</dc:date>
    <meta:editing-duration>PT3H11M18S</meta:editing-duration>
    <meta:editing-cycles>11</meta:editing-cycles>
    <meta:generator>LibreOffice/5.0.4.2$MacOSX_X86_64 LibreOffice_project/2b9802c1994aa0b7dc6079e128979269cf95bc78</meta:generator>
    <meta:document-statistic meta:table-count="1" meta:cell-count="612" meta:object-count="0"/>
  </office:meta>
</office:document-meta>
</file>